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 6/manifest.rdf" manifest:media-type="application/rdf+xml"/>
  <manifest:file-entry manifest:full-path="Object 6/styles.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spreadsheet"/>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settings.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2" manifest:media-type="application/x-openoffice-gdimetafile;windows_formatname=&quot;GDIMetaFile&quot;"/>
  <manifest:file-entry manifest:full-path="ObjectReplacements/Object 6" manifest:media-type=""/>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b657b" officeooo:paragraph-rsid="001b657b"/>
    </style:style>
    <style:style style:name="P2" style:family="paragraph" style:parent-style-name="Text_20_body">
      <style:text-properties officeooo:paragraph-rsid="001b657b"/>
    </style:style>
    <style:style style:name="P3" style:family="paragraph" style:parent-style-name="Text_20_body">
      <style:text-properties officeooo:rsid="001c9684" officeooo:paragraph-rsid="001c9684"/>
    </style:style>
    <style:style style:name="P4" style:family="paragraph" style:parent-style-name="Text_20_body">
      <style:text-properties officeooo:rsid="00204dfd" officeooo:paragraph-rsid="00204dfd"/>
    </style:style>
    <style:style style:name="P5" style:family="paragraph" style:parent-style-name="Text_20_body">
      <style:text-properties officeooo:rsid="0020ffb0" officeooo:paragraph-rsid="0020ffb0"/>
    </style:style>
    <style:style style:name="P6" style:family="paragraph" style:parent-style-name="Text_20_body">
      <style:text-properties officeooo:paragraph-rsid="00202f2e"/>
    </style:style>
    <style:style style:name="P7" style:family="paragraph" style:parent-style-name="Text_20_body">
      <style:text-properties officeooo:rsid="00316847" officeooo:paragraph-rsid="0042bdef"/>
    </style:style>
    <style:style style:name="P8" style:family="paragraph" style:parent-style-name="Text_20_body">
      <style:text-properties officeooo:rsid="00478eb4" officeooo:paragraph-rsid="00478eb4"/>
    </style:style>
    <style:style style:name="P9" style:family="paragraph" style:parent-style-name="Text_20_body">
      <style:text-properties officeooo:rsid="0047d2c6" officeooo:paragraph-rsid="0047d2c6"/>
    </style:style>
    <style:style style:name="P10" style:family="paragraph" style:parent-style-name="Text_20_body">
      <style:text-properties officeooo:rsid="004951c8" officeooo:paragraph-rsid="004951c8"/>
    </style:style>
    <style:style style:name="P11" style:family="paragraph" style:parent-style-name="Text_20_body">
      <style:text-properties officeooo:rsid="004951c8" officeooo:paragraph-rsid="004abfd7"/>
    </style:style>
    <style:style style:name="P12" style:family="paragraph" style:parent-style-name="Text_20_body">
      <style:text-properties officeooo:paragraph-rsid="004abfd7"/>
    </style:style>
    <style:style style:name="P13" style:family="paragraph" style:parent-style-name="Text_20_body">
      <style:text-properties officeooo:rsid="004af3ef" officeooo:paragraph-rsid="004af3ef"/>
    </style:style>
    <style:style style:name="P14" style:family="paragraph" style:parent-style-name="Text_20_body">
      <style:text-properties officeooo:paragraph-rsid="004f1e89"/>
    </style:style>
    <style:style style:name="P15" style:family="paragraph" style:parent-style-name="Text_20_body">
      <style:text-properties officeooo:rsid="00276558" officeooo:paragraph-rsid="00202f2e"/>
    </style:style>
    <style:style style:name="P16" style:family="paragraph" style:parent-style-name="Text_20_body">
      <style:text-properties officeooo:rsid="00202f2e" officeooo:paragraph-rsid="00202f2e"/>
    </style:style>
    <style:style style:name="P17" style:family="paragraph" style:parent-style-name="Text_20_body">
      <style:text-properties fo:color="#000000" style:font-name="Liberation Serif" fo:font-size="12pt" fo:font-weight="normal" officeooo:rsid="0031e7b4" officeooo:paragraph-rsid="0031e7b4" style:font-name-asian="Droid Sans" style:font-size-asian="10.5pt" style:font-weight-asian="normal" style:font-name-complex="FreeSans" style:font-size-complex="12pt" style:font-weight-complex="normal"/>
    </style:style>
    <style:style style:name="P18" style:family="paragraph" style:parent-style-name="Standard">
      <style:text-properties officeooo:rsid="0043ea21" officeooo:paragraph-rsid="0043ea21"/>
    </style:style>
    <style:style style:name="P19" style:family="paragraph" style:parent-style-name="Standard">
      <style:text-properties officeooo:rsid="0045b2b3" officeooo:paragraph-rsid="0045b2b3"/>
    </style:style>
    <style:style style:name="P20" style:family="paragraph" style:parent-style-name="Preformatted_20_Text">
      <style:paragraph-properties fo:margin-left="0cm" fo:margin-right="0cm" fo:text-indent="0cm" style:auto-text-indent="false"/>
      <style:text-properties officeooo:paragraph-rsid="002afde3"/>
    </style:style>
    <style:style style:name="P21" style:family="paragraph" style:parent-style-name="Preformatted_20_Text">
      <style:paragraph-properties fo:margin-left="0cm" fo:margin-right="0cm" fo:text-indent="0cm" style:auto-text-indent="false"/>
      <style:text-properties officeooo:rsid="002afde3" officeooo:paragraph-rsid="002b7006"/>
    </style:style>
    <style:style style:name="P22" style:family="paragraph" style:parent-style-name="Preformatted_20_Text">
      <style:paragraph-properties fo:margin-left="0cm" fo:margin-right="0cm" fo:text-indent="0cm" style:auto-text-indent="false"/>
      <style:text-properties officeooo:paragraph-rsid="002b7006"/>
    </style:style>
    <style:style style:name="P23" style:family="paragraph" style:parent-style-name="Preformatted_20_Text">
      <style:paragraph-properties fo:margin-left="0cm" fo:margin-right="0cm" fo:text-indent="0cm" style:auto-text-indent="false"/>
      <style:text-properties officeooo:paragraph-rsid="0031e7b4"/>
    </style:style>
    <style:style style:name="P24" style:family="paragraph" style:parent-style-name="Preformatted_20_Text">
      <style:paragraph-properties fo:margin-left="0cm" fo:margin-right="0cm" fo:text-indent="0cm" style:auto-text-indent="false"/>
      <style:text-properties fo:color="#808080" style:font-name="Liberation Sans" fo:font-size="14pt" fo:font-weight="bold" officeooo:rsid="002d3401" officeooo:paragraph-rsid="002d3401" style:font-name-asian="Droid Sans" style:font-size-asian="14pt" style:font-weight-asian="bold" style:font-name-complex="FreeSans" style:font-size-complex="14pt" style:font-weight-complex="bold"/>
    </style:style>
    <style:style style:name="P25" style:family="paragraph" style:parent-style-name="Text_20_body">
      <style:paragraph-properties fo:margin-left="0cm" fo:margin-right="0cm" fo:text-indent="0cm" style:auto-text-indent="false"/>
      <style:text-properties officeooo:rsid="002910c5" officeooo:paragraph-rsid="002b7006"/>
    </style:style>
    <style:style style:name="P26" style:family="paragraph" style:parent-style-name="Heading">
      <style:paragraph-properties fo:margin-left="-2.501cm" fo:margin-right="0cm" fo:text-indent="-0.635cm" style:auto-text-indent="false"/>
      <style:text-properties officeooo:paragraph-rsid="002afde3"/>
    </style:style>
    <style:style style:name="P27" style:family="paragraph" style:parent-style-name="Preformatted_20_Text">
      <style:text-properties officeooo:paragraph-rsid="002b7006"/>
    </style:style>
    <style:style style:name="P28" style:family="paragraph" style:parent-style-name="Preformatted_20_Text">
      <style:text-properties officeooo:paragraph-rsid="002d3401"/>
    </style:style>
    <style:style style:name="P29" style:family="paragraph" style:parent-style-name="Preformatted_20_Text">
      <style:text-properties officeooo:rsid="00276558" officeooo:paragraph-rsid="002d3401"/>
    </style:style>
    <style:style style:name="P30" style:family="paragraph" style:parent-style-name="Preformatted_20_Text">
      <style:text-properties officeooo:paragraph-rsid="00316847"/>
    </style:style>
    <style:style style:name="P31" style:family="paragraph" style:parent-style-name="Preformatted_20_Text">
      <style:paragraph-properties fo:margin-left="1.251cm" fo:margin-right="0cm" fo:text-indent="0cm" style:auto-text-indent="false"/>
      <style:text-properties officeooo:paragraph-rsid="002b7006"/>
    </style:style>
    <style:style style:name="P32" style:family="paragraph" style:parent-style-name="Preformatted_20_Text">
      <style:paragraph-properties fo:margin-left="0cm" fo:margin-right="0cm" fo:text-indent="-0.635cm" style:auto-text-indent="false"/>
      <style:text-properties officeooo:paragraph-rsid="002df4a9"/>
    </style:style>
    <style:style style:name="P33" style:family="paragraph" style:parent-style-name="Standard" style:list-style-name="L4">
      <style:text-properties officeooo:rsid="0043ea21" officeooo:paragraph-rsid="0043ea21"/>
    </style:style>
    <style:style style:name="P34" style:family="paragraph" style:parent-style-name="Heading" style:list-style-name=""/>
    <style:style style:name="P35" style:family="paragraph" style:parent-style-name="Heading" style:list-style-name="">
      <style:text-properties officeooo:rsid="00401559" officeooo:paragraph-rsid="00401559"/>
    </style:style>
    <style:style style:name="P36" style:family="paragraph" style:parent-style-name="Text_20_body" style:list-style-name="L1">
      <style:text-properties officeooo:paragraph-rsid="004f1e89"/>
    </style:style>
    <style:style style:name="P37" style:family="paragraph" style:parent-style-name="Text_20_body" style:list-style-name="L1">
      <style:text-properties officeooo:paragraph-rsid="004d7a44"/>
    </style:style>
    <style:style style:name="P38" style:family="paragraph" style:parent-style-name="Text_20_body" style:list-style-name="L1">
      <style:text-properties officeooo:rsid="004f1e89" officeooo:paragraph-rsid="004f1e89"/>
    </style:style>
    <style:style style:name="P39" style:family="paragraph" style:parent-style-name="Text_20_body" style:list-style-name="L1">
      <style:text-properties officeooo:rsid="004da46e" officeooo:paragraph-rsid="004da46e"/>
    </style:style>
    <style:style style:name="P40" style:family="paragraph" style:parent-style-name="Text_20_body" style:list-style-name="L1">
      <style:text-properties officeooo:rsid="004da46e" officeooo:paragraph-rsid="004f1e89"/>
    </style:style>
    <style:style style:name="P41" style:family="paragraph" style:parent-style-name="Text_20_body" style:list-style-name=""/>
    <style:style style:name="P42" style:family="paragraph" style:parent-style-name="Text_20_body" style:list-style-name="L2">
      <style:text-properties officeooo:rsid="004951c8" officeooo:paragraph-rsid="004951c8"/>
    </style:style>
    <style:style style:name="P43" style:family="paragraph" style:parent-style-name="Text_20_body" style:list-style-name="L3">
      <style:text-properties officeooo:rsid="004951c8" officeooo:paragraph-rsid="004abfd7"/>
    </style:style>
    <style:style style:name="P44" style:family="paragraph" style:parent-style-name="Text_20_body" style:list-style-name="">
      <style:text-properties officeooo:rsid="004951c8" officeooo:paragraph-rsid="004951c8"/>
    </style:style>
    <style:style style:name="P45" style:family="paragraph" style:parent-style-name="Text_20_body" style:list-style-name="L5">
      <style:text-properties officeooo:paragraph-rsid="001b657b"/>
    </style:style>
    <style:style style:name="P46" style:family="paragraph" style:parent-style-name="Text_20_body" style:list-style-name="L6">
      <style:text-properties officeooo:paragraph-rsid="001e7d47"/>
    </style:style>
    <style:style style:name="P47" style:family="paragraph" style:parent-style-name="Text_20_body" style:list-style-name="L6">
      <style:text-properties fo:font-weight="bold" officeooo:rsid="001c9684" officeooo:paragraph-rsid="001c9684" style:font-weight-asian="bold" style:font-weight-complex="bold"/>
    </style:style>
    <style:style style:name="P48" style:family="paragraph" style:parent-style-name="Text_20_body" style:list-style-name="L6">
      <style:text-properties fo:font-weight="bold" officeooo:rsid="001c9684" officeooo:paragraph-rsid="001e7d47" style:font-weight-asian="bold" style:font-weight-complex="bold"/>
    </style:style>
    <style:style style:name="P49" style:family="paragraph" style:parent-style-name="Text_20_body" style:list-style-name="L6">
      <style:text-properties fo:font-weight="bold" officeooo:rsid="001e7d47" officeooo:paragraph-rsid="001e7d47" style:font-weight-asian="bold" style:font-weight-complex="bold"/>
    </style:style>
    <style:style style:name="P50" style:family="paragraph" style:parent-style-name="Text_20_body" style:list-style-name="L6">
      <style:text-properties officeooo:rsid="001c9684" officeooo:paragraph-rsid="001c9684"/>
    </style:style>
    <style:style style:name="P51" style:family="paragraph" style:parent-style-name="Text_20_body" style:list-style-name="L6">
      <style:text-properties officeooo:rsid="001e7d47" officeooo:paragraph-rsid="001e7d47"/>
    </style:style>
    <style:style style:name="P52" style:family="paragraph" style:parent-style-name="Text_20_body" style:list-style-name="L6">
      <style:text-properties officeooo:rsid="00204a62" officeooo:paragraph-rsid="00204a62"/>
    </style:style>
    <style:style style:name="P53" style:family="paragraph" style:parent-style-name="Text_20_body" style:list-style-name="L6">
      <style:text-properties officeooo:rsid="00231441" officeooo:paragraph-rsid="00231441"/>
    </style:style>
    <style:style style:name="P54" style:family="paragraph" style:parent-style-name="Text_20_body" style:list-style-name="">
      <style:text-properties officeooo:rsid="0036cb8c" officeooo:paragraph-rsid="0036cb8c"/>
    </style:style>
    <style:style style:name="P55" style:family="paragraph" style:parent-style-name="Text_20_body" style:list-style-name="">
      <style:text-properties officeooo:rsid="0036d124" officeooo:paragraph-rsid="0036d124"/>
    </style:style>
    <style:style style:name="P56" style:family="paragraph" style:parent-style-name="Text_20_body" style:list-style-name="">
      <style:text-properties officeooo:rsid="0037f97a" officeooo:paragraph-rsid="0037f97a"/>
    </style:style>
    <style:style style:name="P57" style:family="paragraph" style:parent-style-name="Text_20_body" style:list-style-name="L8">
      <style:text-properties officeooo:rsid="0037f97a" officeooo:paragraph-rsid="0038bd54"/>
    </style:style>
    <style:style style:name="P58" style:family="paragraph" style:parent-style-name="Text_20_body" style:list-style-name="L8">
      <style:text-properties officeooo:paragraph-rsid="0038bd54"/>
    </style:style>
    <style:style style:name="P59" style:family="paragraph" style:parent-style-name="Text_20_body" style:list-style-name="L8">
      <style:text-properties officeooo:rsid="003a9cc2" officeooo:paragraph-rsid="003a9cc2"/>
    </style:style>
    <style:style style:name="P60" style:family="paragraph" style:parent-style-name="Text_20_body" style:list-style-name="L8">
      <style:text-properties officeooo:rsid="0038bd54" officeooo:paragraph-rsid="0038bd54"/>
    </style:style>
    <style:style style:name="P61" style:family="paragraph" style:parent-style-name="Text_20_body" style:list-style-name="">
      <style:text-properties officeooo:rsid="003aeb7c" officeooo:paragraph-rsid="003aeb7c"/>
    </style:style>
    <style:style style:name="P62" style:family="paragraph" style:parent-style-name="Text_20_body" style:list-style-name="">
      <style:text-properties officeooo:rsid="003cf6e0" officeooo:paragraph-rsid="003cf6e0"/>
    </style:style>
    <style:style style:name="P63" style:family="paragraph" style:parent-style-name="Text_20_body" style:list-style-name="">
      <style:text-properties officeooo:rsid="003e2ca8" officeooo:paragraph-rsid="003e2ca8"/>
    </style:style>
    <style:style style:name="P64" style:family="paragraph" style:parent-style-name="Text_20_body" style:list-style-name="">
      <style:text-properties officeooo:rsid="003e9fdc" officeooo:paragraph-rsid="003e9fdc"/>
    </style:style>
    <style:style style:name="P65" style:family="paragraph" style:parent-style-name="Text_20_body" style:list-style-name="">
      <style:text-properties officeooo:rsid="0040a240" officeooo:paragraph-rsid="0040a240"/>
    </style:style>
    <style:style style:name="P66" style:family="paragraph" style:parent-style-name="Text_20_body" style:list-style-name="">
      <style:text-properties officeooo:rsid="004132ea" officeooo:paragraph-rsid="004132ea"/>
    </style:style>
    <style:style style:name="P67" style:family="paragraph" style:parent-style-name="Text_20_body" style:list-style-name="">
      <style:text-properties officeooo:rsid="00414a63" officeooo:paragraph-rsid="00414a63"/>
    </style:style>
    <style:style style:name="P68" style:family="paragraph" style:parent-style-name="Text_20_body" style:list-style-name="">
      <style:text-properties officeooo:rsid="004c7976" officeooo:paragraph-rsid="004c7976"/>
    </style:style>
    <style:style style:name="P69" style:family="paragraph" style:parent-style-name="Text_20_body" style:list-style-name="L9">
      <style:text-properties officeooo:rsid="004c7976" officeooo:paragraph-rsid="004c7976"/>
    </style:style>
    <style:style style:name="P70" style:family="paragraph" style:parent-style-name="Text_20_body" style:list-style-name="L9">
      <style:text-properties officeooo:rsid="004ca646" officeooo:paragraph-rsid="004ca646"/>
    </style:style>
    <style:style style:name="P71" style:family="paragraph" style:parent-style-name="Text_20_body" style:list-style-name="">
      <style:text-properties officeooo:rsid="004ca646" officeooo:paragraph-rsid="004ca646"/>
    </style:style>
    <style:style style:name="P72" style:family="paragraph" style:parent-style-name="Text_20_body" style:list-style-name="">
      <style:text-properties officeooo:rsid="0049c04b" officeooo:paragraph-rsid="0049c04b"/>
    </style:style>
    <style:style style:name="P73" style:family="paragraph" style:parent-style-name="Heading_20_1">
      <style:text-properties officeooo:rsid="004abfd7" officeooo:paragraph-rsid="004abfd7"/>
    </style:style>
    <style:style style:name="P74" style:family="paragraph" style:parent-style-name="Heading_20_3">
      <style:text-properties officeooo:rsid="001b657b"/>
    </style:style>
    <style:style style:name="P75" style:family="paragraph" style:parent-style-name="Heading_20_3">
      <style:text-properties officeooo:rsid="00204a62" officeooo:paragraph-rsid="00204a62"/>
    </style:style>
    <style:style style:name="P76" style:family="paragraph" style:parent-style-name="Heading_20_3" style:list-style-name="">
      <style:text-properties officeooo:rsid="002252ab" officeooo:paragraph-rsid="002252ab"/>
    </style:style>
    <style:style style:name="P77" style:family="paragraph" style:parent-style-name="Heading_20_3">
      <style:text-properties officeooo:rsid="0036d124" officeooo:paragraph-rsid="0036d124"/>
    </style:style>
    <style:style style:name="P78" style:family="paragraph" style:parent-style-name="Heading_20_3" style:list-style-name="">
      <style:text-properties officeooo:rsid="0037f97a" officeooo:paragraph-rsid="0038bd54"/>
    </style:style>
    <style:style style:name="P79" style:family="paragraph" style:parent-style-name="Heading_20_3">
      <style:text-properties officeooo:paragraph-rsid="00276558"/>
    </style:style>
    <style:style style:name="P80" style:family="paragraph" style:parent-style-name="Heading_20_3">
      <style:text-properties officeooo:rsid="002b7006" officeooo:paragraph-rsid="002b7006"/>
    </style:style>
    <style:style style:name="P81" style:family="paragraph" style:parent-style-name="Heading_20_3">
      <style:text-properties officeooo:rsid="002b7006" officeooo:paragraph-rsid="002d3401"/>
    </style:style>
    <style:style style:name="P82" style:family="paragraph" style:parent-style-name="Heading_20_2">
      <style:text-properties officeooo:paragraph-rsid="0047d2c6"/>
    </style:style>
    <style:style style:name="P83" style:family="paragraph" style:parent-style-name="Heading_20_2">
      <style:text-properties officeooo:rsid="0047d2c6" officeooo:paragraph-rsid="0047d2c6"/>
    </style:style>
    <style:style style:name="P84" style:family="paragraph" style:parent-style-name="Heading_20_2">
      <style:text-properties officeooo:rsid="004951c8" officeooo:paragraph-rsid="004951c8"/>
    </style:style>
    <style:style style:name="P85" style:family="paragraph" style:parent-style-name="Heading_20_2" style:list-style-name=""/>
    <style:style style:name="P86" style:family="paragraph" style:parent-style-name="Heading_20_2">
      <style:paragraph-properties fo:break-before="page"/>
    </style:style>
    <style:style style:name="P87" style:family="paragraph" style:parent-style-name="Heading_20_2">
      <style:paragraph-properties fo:break-before="page"/>
      <style:text-properties officeooo:rsid="00478eb4" officeooo:paragraph-rsid="00478eb4"/>
    </style:style>
    <style:style style:name="P88" style:family="paragraph" style:parent-style-name="Heading_20_2" style:list-style-name="">
      <style:paragraph-properties fo:break-before="page"/>
      <style:text-properties officeooo:rsid="0036cb8c" officeooo:paragraph-rsid="0036cb8c"/>
    </style:style>
    <style:style style:name="P89" style:family="paragraph" style:parent-style-name="Heading_20_2" style:list-style-name="">
      <style:paragraph-properties fo:break-before="page"/>
      <style:text-properties officeooo:rsid="004c7976" officeooo:paragraph-rsid="004c7976"/>
    </style:style>
    <style:style style:name="P90" style:family="paragraph" style:parent-style-name="Heading_20_2" style:list-style-name="">
      <style:paragraph-properties fo:break-before="page"/>
      <style:text-properties officeooo:rsid="004951c8" officeooo:paragraph-rsid="004951c8"/>
    </style:style>
    <style:style style:name="P91" style:family="paragraph" style:parent-style-name="Heading_20_2" style:list-style-name="">
      <style:paragraph-properties fo:break-before="page"/>
      <style:text-properties officeooo:rsid="004ca646" officeooo:paragraph-rsid="004ca646"/>
    </style:style>
    <style:style style:name="P92" style:family="paragraph" style:parent-style-name="Heading_20_2">
      <style:paragraph-properties fo:break-before="page"/>
      <style:text-properties officeooo:rsid="00276558" officeooo:paragraph-rsid="00276558"/>
    </style:style>
    <style:style style:name="P93" style:family="paragraph" style:parent-style-name="Preformatted_20_Text" style:list-style-name="L7">
      <style:text-properties officeooo:rsid="00204a62"/>
    </style:style>
    <style:style style:name="P94" style:family="paragraph" style:parent-style-name="Preformatted_20_Text" style:list-style-name="L7">
      <style:text-properties officeooo:rsid="00204a62" officeooo:paragraph-rsid="002f8b5b"/>
    </style:style>
    <style:style style:name="P95" style:family="paragraph" style:parent-style-name="Preformatted_20_Text" style:list-style-name="L7">
      <style:text-properties officeooo:rsid="00231441" officeooo:paragraph-rsid="002f8b5b"/>
    </style:style>
    <style:style style:name="P96" style:family="paragraph" style:parent-style-name="Preformatted_20_Text" style:list-style-name="L10">
      <style:paragraph-properties fo:margin-left="0cm" fo:margin-right="0cm" fo:text-indent="-0.635cm" style:auto-text-indent="false"/>
      <style:text-properties officeooo:rsid="002afde3" officeooo:paragraph-rsid="002b7006"/>
    </style:style>
    <style:style style:name="P97" style:family="paragraph" style:parent-style-name="Preformatted_20_Text" style:list-style-name="L6">
      <style:paragraph-properties fo:margin-left="0cm" fo:margin-right="0cm" fo:text-indent="-0.635cm" style:auto-text-indent="false"/>
      <style:text-properties officeooo:paragraph-rsid="002b7006"/>
    </style:style>
    <style:style style:name="P98" style:family="paragraph" style:parent-style-name="Preformatted_20_Text" style:list-style-name="L6">
      <style:paragraph-properties fo:margin-left="0cm" fo:margin-right="0cm" fo:text-indent="-0.635cm" style:auto-text-indent="false"/>
      <style:text-properties officeooo:paragraph-rsid="002df4a9"/>
    </style:style>
    <style:style style:name="P99" style:family="paragraph" style:parent-style-name="Preformatted_20_Text" style:list-style-name="L6">
      <style:paragraph-properties fo:margin-left="0cm" fo:margin-right="0cm" fo:text-indent="-0.635cm" style:auto-text-indent="false"/>
      <style:text-properties officeooo:paragraph-rsid="002d3401"/>
    </style:style>
    <style:style style:name="P100" style:family="paragraph" style:parent-style-name="Preformatted_20_Text" style:list-style-name="L6">
      <style:paragraph-properties fo:margin-left="0cm" fo:margin-right="0cm" fo:text-indent="-0.635cm" style:auto-text-indent="false"/>
      <style:text-properties fo:color="#808080" style:font-name="Liberation Sans" fo:font-size="14pt" fo:font-weight="bold" officeooo:rsid="002d3401" officeooo:paragraph-rsid="002d3401" style:font-name-asian="Droid Sans" style:font-size-asian="14pt" style:font-weight-asian="bold" style:font-name-complex="FreeSans" style:font-size-complex="14pt" style:font-weight-complex="bold"/>
    </style:style>
    <style:style style:name="P101" style:family="paragraph" style:parent-style-name="Preformatted_20_Text" style:list-style-name="L6">
      <style:paragraph-properties fo:margin-left="0cm" fo:margin-right="0cm" fo:text-indent="0cm" style:auto-text-indent="false"/>
      <style:text-properties officeooo:rsid="001e7d47" officeooo:paragraph-rsid="002d3401"/>
    </style:style>
    <style:style style:name="T1" style:family="text">
      <style:text-properties officeooo:rsid="001b657b"/>
    </style:style>
    <style:style style:name="T2" style:family="text">
      <style:text-properties officeooo:rsid="001c9684"/>
    </style:style>
    <style:style style:name="T3" style:family="text">
      <style:text-properties officeooo:rsid="001e7d47"/>
    </style:style>
    <style:style style:name="T4" style:family="text">
      <style:text-properties officeooo:rsid="001eb483"/>
    </style:style>
    <style:style style:name="T5" style:family="text">
      <style:text-properties style:font-name="Liberation Mono" fo:font-size="10pt" officeooo:rsid="002d3401" style:font-name-asian="Droid Sans1" style:font-size-asian="10pt" style:font-name-complex="Liberation Mono" style:font-size-complex="10pt"/>
    </style:style>
    <style:style style:name="T6" style:family="text">
      <style:text-properties officeooo:rsid="00231441"/>
    </style:style>
    <style:style style:name="T7" style:family="text">
      <style:text-properties officeooo:rsid="00265aaf"/>
    </style:style>
    <style:style style:name="T8" style:family="text">
      <style:text-properties officeooo:rsid="00276558"/>
    </style:style>
    <style:style style:name="T9" style:family="text">
      <style:text-properties fo:background-color="#ffff00" loext:char-shading-value="0"/>
    </style:style>
    <style:style style:name="T10" style:family="text">
      <style:text-properties officeooo:rsid="0050d950" fo:background-color="#ffff00" loext:char-shading-value="0"/>
    </style:style>
    <style:style style:name="T11" style:family="text">
      <style:text-properties officeooo:rsid="002910c5"/>
    </style:style>
    <style:style style:name="T12" style:family="text">
      <style:text-properties officeooo:rsid="002b7006"/>
    </style:style>
    <style:style style:name="T13" style:family="text">
      <style:text-properties officeooo:rsid="002d3401"/>
    </style:style>
    <style:style style:name="T14" style:family="text">
      <style:text-properties fo:color="#808080" style:font-name="Liberation Sans" fo:font-size="14pt" fo:font-weight="bold" officeooo:rsid="002d3401" style:font-name-asian="Droid Sans" style:font-size-asian="14pt" style:font-weight-asian="bold" style:font-name-complex="FreeSans" style:font-size-complex="14pt" style:font-weight-complex="bold"/>
    </style:style>
    <style:style style:name="T15" style:family="text">
      <style:text-properties fo:color="#808080" style:font-name="Liberation Sans" fo:font-size="14pt" fo:font-weight="bold" officeooo:rsid="0031e7b4" style:font-name-asian="Droid Sans" style:font-size-asian="14pt" style:font-weight-asian="bold" style:font-name-complex="FreeSans" style:font-size-complex="14pt" style:font-weight-complex="bold"/>
    </style:style>
    <style:style style:name="T16" style:family="text">
      <style:text-properties style:font-name="Liberation Sans" fo:font-size="14pt" style:font-name-asian="Droid Sans" style:font-size-asian="14pt" style:font-name-complex="FreeSans" style:font-size-complex="14pt"/>
    </style:style>
    <style:style style:name="T17" style:family="text">
      <style:text-properties officeooo:rsid="002f8b5b"/>
    </style:style>
    <style:style style:name="T18" style:family="text">
      <style:text-properties officeooo:rsid="00316847"/>
    </style:style>
    <style:style style:name="T19" style:family="text">
      <style:text-properties fo:font-weight="bold" style:font-weight-asian="bold" style:font-weight-complex="bold"/>
    </style:style>
    <style:style style:name="T20" style:family="text">
      <style:text-properties fo:font-weight="bold" officeooo:rsid="001e7d47" style:font-weight-asian="bold" style:font-weight-complex="bold"/>
    </style:style>
    <style:style style:name="T21" style:family="text">
      <style:text-properties officeooo:rsid="0036d124"/>
    </style:style>
    <style:style style:name="T22" style:family="text">
      <style:text-properties officeooo:rsid="0037f97a"/>
    </style:style>
    <style:style style:name="T23" style:family="text">
      <style:text-properties officeooo:rsid="0038bd54"/>
    </style:style>
    <style:style style:name="T24" style:family="text">
      <style:text-properties officeooo:rsid="003a9cc2"/>
    </style:style>
    <style:style style:name="T25" style:family="text">
      <style:text-properties style:text-underline-style="solid" style:text-underline-width="auto" style:text-underline-color="font-color" fo:font-weight="bold" officeooo:rsid="0037f97a" style:font-weight-asian="bold" style:font-weight-complex="bold"/>
    </style:style>
    <style:style style:name="T26" style:family="text">
      <style:text-properties officeooo:rsid="003c9883"/>
    </style:style>
    <style:style style:name="T27" style:family="text">
      <style:text-properties officeooo:rsid="003cf6e0"/>
    </style:style>
    <style:style style:name="T28" style:family="text">
      <style:text-properties officeooo:rsid="003e9fdc"/>
    </style:style>
    <style:style style:name="T29" style:family="text">
      <style:text-properties officeooo:rsid="004132ea"/>
    </style:style>
    <style:style style:name="T30" style:family="text">
      <style:text-properties officeooo:rsid="0042bdef"/>
    </style:style>
    <style:style style:name="T31" style:family="text">
      <style:text-properties officeooo:rsid="0043641d"/>
    </style:style>
    <style:style style:name="T32" style:family="text">
      <style:text-properties officeooo:rsid="0045b2b3"/>
    </style:style>
    <style:style style:name="T33" style:family="text">
      <style:text-properties officeooo:rsid="00478eb4"/>
    </style:style>
    <style:style style:name="T34" style:family="text">
      <style:text-properties officeooo:rsid="0049c04b"/>
    </style:style>
    <style:style style:name="T35" style:family="text">
      <style:text-properties officeooo:rsid="004abfd7"/>
    </style:style>
    <style:style style:name="T36" style:family="text">
      <style:text-properties officeooo:rsid="004af3ef"/>
    </style:style>
    <style:style style:name="T37" style:family="text">
      <style:text-properties officeooo:rsid="004ca646"/>
    </style:style>
    <style:style style:name="T38" style:family="text">
      <style:text-properties officeooo:rsid="004d7a44"/>
    </style:style>
    <style:style style:name="T39" style:family="text">
      <style:text-properties officeooo:rsid="004f1e89"/>
    </style:style>
    <style:style style:name="T40" style:family="text">
      <style:text-properties officeooo:rsid="0050bb15"/>
    </style:style>
    <style:style style:name="T41" style:family="text">
      <style:text-properties officeooo:rsid="0050d950"/>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3" text:outline-level="1">Open Street Map Project</text:h>
      <text:h text:style-name="P73" text:outline-level="1">Data Wrangling With MongoDB</text:h>
      <text:h text:style-name="Heading_20_3" text:outline-level="3"><text:span text:style-name="T35">Richard Haughton</text:span> </text:h>
      <text:h text:style-name="P82" text:outline-level="2"/>
      <text:h text:style-name="P83" text:outline-level="2">References</text:h>
      <text:list xml:id="list3345034391291087859" text:style-name="L1">
        <text:list-item>
          <text:h text:style-name="P36" text:outline-level="3"><text:bookmark-start text:name="__RefHeading__791_1782537425"/><text:span text:style-name="T38">shape.txt - </text:span><text:a xlink:type="simple" xlink:href="https://github.com/studyrah/p2-datawrangling/blob/master/ud032/Lesson_6_OSM/project/docs/shape.txt" text:style-name="Internet_20_link" text:visited-style-name="Visited_20_Internet_20_Link">https://github.com/studyrah/p2-datawrangling/blob/master/ud032/Lesson_6_OSM/project/docs/shape.txt</text:a><text:bookmark-end text:name="__RefHeading__791_1782537425"/></text:h>
        </text:list-item>
        <text:list-item>
          <text:h text:style-name="P38" text:outline-level="3"><text:bookmark-start text:name="__RefHeading__794_1782537425"/>jsonconversion1.txt<text:span text:style-name="T38"> - </text:span><text:a xlink:type="simple" xlink:href="https://github.com/studyrah/p2-datawrangling/blob/master/ud032/Lesson_6_OSM/project/docs/jsonconversion1.txt" text:style-name="Internet_20_link" text:visited-style-name="Visited_20_Internet_20_Link">https://github.com/studyrah/p2-datawrangling/blob/master/ud032/Lesson_6_OSM/project/docs/jsonconversion1.txt</text:a><text:bookmark-end text:name="__RefHeading__794_1782537425"/></text:h>
        </text:list-item>
        <text:list-item>
          <text:h text:style-name="P38" text:outline-level="3"><text:bookmark-start text:name="__RefHeading__797_1782537425"/>streets.txt<text:span text:style-name="T38"> - </text:span><text:a xlink:type="simple" xlink:href="https://github.com/studyrah/p2-datawrangling/blob/master/ud032/Lesson_6_OSM/project/docs/shape.txt" text:style-name="Internet_20_link" text:visited-style-name="Visited_20_Internet_20_Link">https://github.com/studyrah/p2-datawrangling/blob/master/ud032/Lesson_6_OSM/project/docs/streets.txt</text:a><text:bookmark-end text:name="__RefHeading__797_1782537425"/></text:h>
        </text:list-item>
        <text:list-item>
          <text:h text:style-name="P37" text:outline-level="3"><text:bookmark-start text:name="__RefHeading__509_1633959486"/><text:bookmark-start text:name="__RefHeading__801_1782537425"/><text:span text:style-name="T38">OSM Wiki Features - </text:span><text:a xlink:type="simple" xlink:href="http://wiki.openstreetmap.org/wiki/Map_Features" text:style-name="Internet_20_link" text:visited-style-name="Visited_20_Internet_20_Link"><text:span text:style-name="T38">http://wiki.openstreetmap.org/wiki/Map_Features</text:span></text:a><text:bookmark-end text:name="__RefHeading__509_1633959486"/><text:bookmark-end text:name="__RefHeading__801_1782537425"/></text:h>
        </text:list-item>
        <text:list-item>
          <text:h text:style-name="P37" text:outline-level="3"><text:bookmark-start text:name="__RefHeading__507_1633959486"/><text:span text:style-name="T38">Taginfo - </text:span><text:a xlink:type="simple" xlink:href="http://taginfo.openstreetmap.org/download" text:style-name="Internet_20_link" text:visited-style-name="Visited_20_Internet_20_Link"><text:span text:style-name="T38">http://taginfo.openstreetmap.org/download</text:span></text:a><text:bookmark-end text:name="__RefHeading__507_1633959486"/></text:h>
        </text:list-item>
        <text:list-item>
          <text:h text:style-name="P39" text:outline-level="3">tags.txt - <text:a xlink:type="simple" xlink:href="https://github.com/studyrah/p2-datawrangling/blob/master/ud032/Lesson_6_OSM/project/docs/shape.txt" text:style-name="Internet_20_link" text:visited-style-name="Visited_20_Internet_20_Link">https://github.com/studyrah/p2-datawrangling/blob/master/ud032/Lesson_6_OSM/project/docs/tags.txt</text:a></text:h>
        </text:list-item>
        <text:list-item>
          <text:h text:style-name="P40" text:outline-level="3"><text:bookmark-start text:name="__RefHeading__511_1633959486"/><text:bookmark-start text:name="__RefHeading__803_1782537425"/><text:span text:style-name="T39">wiki</text:span>tag<text:span text:style-name="T39">audit</text:span>.txt - <text:a xlink:type="simple" xlink:href="https://github.com/studyrah/p2-datawrangling/blob/master/ud032/Lesson_6_OSM/project/src/wikitagaudit.txt" text:style-name="Internet_20_link" text:visited-style-name="Visited_20_Internet_20_Link">https://github.com/studyrah/p2-datawrangling/blob/master/ud032/Lesson_6_OSM/project/</text:a><text:a xlink:type="simple" xlink:href="https://github.com/studyrah/p2-datawrangling/blob/master/ud032/Lesson_6_OSM/project/src/wikitagaudit.txt" text:style-name="Internet_20_link" text:visited-style-name="Visited_20_Internet_20_Link"><text:span text:style-name="T39">src</text:span></text:a><text:a xlink:type="simple" xlink:href="https://github.com/studyrah/p2-datawrangling/blob/master/ud032/Lesson_6_OSM/project/src/wikitagaudit.txt" text:style-name="Internet_20_link" text:visited-style-name="Visited_20_Internet_20_Link">/</text:a><text:a xlink:type="simple" xlink:href="https://github.com/studyrah/p2-datawrangling/blob/master/ud032/Lesson_6_OSM/project/src/wikitagaudit.txt" text:style-name="Internet_20_link" text:visited-style-name="Visited_20_Internet_20_Link"><text:span text:style-name="T39">wikitagaudit</text:span></text:a><text:a xlink:type="simple" xlink:href="https://github.com/studyrah/p2-datawrangling/blob/master/ud032/Lesson_6_OSM/project/src/wikitagaudit.txt" text:style-name="Internet_20_link" text:visited-style-name="Visited_20_Internet_20_Link">.txt</text:a><text:bookmark-end text:name="__RefHeading__511_1633959486"/><text:bookmark-end text:name="__RefHeading__803_1782537425"/></text:h>
        </text:list-item>
        <text:list-item>
          <text:h text:style-name="P40" text:outline-level="3"><text:bookmark-start text:name="__RefHeading__808_1782537425"/><text:span text:style-name="T39">wa.json</text:span> – <text:a xlink:type="simple" xlink:href="https://github.com/studyrah/p2-datawrangling/blob/master/ud032/Lesson_6_OSM/project/data/wa.json" text:style-name="Internet_20_link" text:visited-style-name="Visited_20_Internet_20_Link">https://github.com/studyrah/p2-datawrangling/blob/master/ud032/Lesson_6_OSM/project/</text:a><text:a xlink:type="simple" xlink:href="https://github.com/studyrah/p2-datawrangling/blob/master/ud032/Lesson_6_OSM/project/data/wa.json" text:style-name="Internet_20_link" text:visited-style-name="Visited_20_Internet_20_Link"><text:span text:style-name="T39">data/wa.json</text:span></text:a><text:bookmark-end text:name="__RefHeading__808_1782537425"/></text:h>
        </text:list-item>
        <text:list-item>
          <text:h text:style-name="P40" text:outline-level="3"/>
        </text:list-item>
      </text:list>
      <text:h text:style-name="P41" text:outline-level="2"/>
      <text:h text:style-name="P87" text:outline-level="2">Dataset Overview</text:h>
      <text:p text:style-name="P8"/>
      <text:p text:style-name="P8">My chosen dataset covers a region including Cardiff, Newport, Bristol and Bath <text:span text:style-name="T35">in the UK</text:span></text:p>
      <text:p text:style-name="P9">Below are some basic facts and figures about the dataset, a more detailed overview (including Mongo<text:span text:style-name="T35">DB</text:span> queries as appropriate) is contained in <text:span text:style-name="T39">[ref: </text:span><text:span text:style-name="T39"><text:bookmark-ref text:reference-format="number" text:ref-name="__RefHeading__791_1782537425">1</text:bookmark-ref></text:span><text:span text:style-name="T39">]</text:span></text:p>
      <text:p text:style-name="P8"/>
      <text:p text:style-name="P8"><text:span text:style-name="T19">File Size</text:span> – 436MB (uncompressed)</text:p>
      <text:p text:style-name="P8"><text:span text:style-name="T19">Number of Lines</text:span> – 6,173,090 (though not very illuminating as it's xml)</text:p>
      <text:p text:style-name="P8"><text:span text:style-name="T19">Tag Counts</text:span> </text:p>
      <text:p text:style-name="P8">{'bounds': 1, 'member': 44811, 'nd': 2585692, 'node': 2093098, 'osm': 1, </text:p>
      <text:p text:style-name="P8">'relation': 1766, 'tag': 849051, 'way': 260051}</text:p>
      <text:p text:style-name="P8"><text:span text:style-name="T19">Key Character Validation</text:span> </text:p>
      <text:p text:style-name="P8">{'lower': 716267, 'lower_colon': 89936, 'other': 42838, 'problemchars': 10}</text:p>
      <text:p text:style-name="P8"><text:span text:style-name="T19">Distinct Contributors</text:span> – 1711</text:p>
      <text:p text:style-name="P8"><text:span text:style-name="T19">Number of Records</text:span> – 2,353,149</text:p>
      <text:p text:style-name="P8">(explicitly this is the number of records to load into Mongo based on nodes/ways)</text:p>
      <text:h text:style-name="P84" text:outline-level="2"/>
      <text:h text:style-name="P84" text:outline-level="2">Problems Encountered</text:h>
      <text:p text:style-name="P10">I concentrated on 3 different aspects of the data</text:p>
      <text:list xml:id="list4324934139325927830" text:style-name="L2">
        <text:list-item>
          <text:p text:style-name="P42">Street Types (as per <text:span text:style-name="T39">lesson </text:span>6)</text:p>
        </text:list-item>
        <text:list-item>
          <text:p text:style-name="P42">Postcodes</text:p>
        </text:list-item>
        <text:list-item>
          <text:p text:style-name="P42">Tag Consistency</text:p>
        </text:list-item>
      </text:list>
      <text:p text:style-name="P10">Each and the specific problems I looked to audit and/or address (e.g. <text:s/>tag key or value standardisation, postcode validity) are covered in the following sections.</text:p>
      <text:p text:style-name="P11">Additionally I faced technical issues such as:</text:p>
      <text:list xml:id="list2859675932636329422" text:style-name="L3">
        <text:list-item>
          <text:p text:style-name="P43">efficiency of xml parsing for large datasets - for which I changed xml library</text:p>
        </text:list-item>
        <text:list-item>
          <text:p text:style-name="P43"><text:s/>date format parsing - in order to load dates as dates into Mongo.</text:p>
        </text:list-item>
      </text:list>
      <text:p text:style-name="P12"><text:span text:style-name="T39">Details in [ref: </text:span><text:span text:style-name="T39"><text:bookmark-ref text:reference-format="number" text:ref-name="__RefHeading__794_1782537425">2</text:bookmark-ref></text:span><text:span text:style-name="T39">]</text:span></text:p>
      <text:h text:style-name="P85" text:outline-level="2"/>
      <text:h text:style-name="P86" text:outline-level="2">Street Type <text:span text:style-name="T33">Audit</text:span></text:h>
      <text:p text:style-name="P18"/>
      <text:p text:style-name="P18">As per <text:s/>'problem set 6' I performed an audit of street types.</text:p>
      <text:p text:style-name="P18"/>
      <text:p text:style-name="P18">In total I identified:</text:p>
      <text:p text:style-name="P18"/>
      <text:list xml:id="list8267581774374662364" text:style-name="L4">
        <text:list-item>
          <text:p text:style-name="P33"><text:span text:style-name="T19">Valid street types </text:span>– 76 (e.g. Close, Gardens, View...)</text:p>
        </text:list-item>
        <text:list-item>
          <text:p text:style-name="P33"><text:span text:style-name="T19">Mappable variants</text:span> - 11 (e.g. Cresent to Crescent)</text:p>
        </text:list-item>
        <text:list-item>
          <text:p text:style-name="P33"><text:span text:style-name="T19">Other</text:span> – 157</text:p>
        </text:list-item>
      </text:list>
      <text:p text:style-name="P18"/>
      <text:p text:style-name="P18">There are many distinct '<text:span text:style-name="T32">O</text:span>ther' cases, <text:span text:style-name="T32">most look like valid 'edge cases' and in total account for a very small percentage of the data.</text:span></text:p>
      <text:p text:style-name="P18"/>
      <text:p text:style-name="P19">In summary the street data for this dataset is already quite clean (suggesting it is mostly automatically input) but there are some gains from applying the identified mappings.</text:p>
      <text:p text:style-name="P19"/>
      <text:p text:style-name="P19">A more detailed summary can be seen in <text:span text:style-name="T39">[ref: </text:span><text:span text:style-name="T39"><text:bookmark-ref text:reference-format="number" text:ref-name="__RefHeading__797_1782537425">3</text:bookmark-ref></text:span><text:span text:style-name="T39">]</text:span></text:p>
      <text:h text:style-name="P85" text:outline-level="2"/>
      <text:h text:style-name="P86" text:outline-level="2">Post Codes <text:span text:style-name="T21">Audit</text:span></text:h>
      <text:p text:style-name="P13">Associated MongoDB queries for this section are contained in <text:bookmark-ref text:reference-format="text" text:ref-name="__RefHeading__799_1782537425">Appendix A – Postcode Queries</text:bookmark-ref></text:p>
      <text:h text:style-name="Heading_20_3" text:outline-level="3">Tag Name Consistency</text:h>
      <text:p text:style-name="P2">The OSM wiki <text:span text:style-name="T39">[ref: </text:span><text:span text:style-name="T39"><text:bookmark-ref text:reference-format="number" text:ref-name="__RefHeading__801_1782537425">4</text:bookmark-ref></text:span><text:span text:style-name="T39">]</text:span> defines 'addr:postcode' as the best practice form. <text:s/>Using a map/reduce job over MongoDb I <text:span text:style-name="T7">output</text:span> all the tag keys <text:span text:style-name="T7">with </text:span>a count for each. <text:s/>From this it was trivial to extract all the 'likely' post code tag name variants.</text:p>
      <text:p text:style-name="Preformatted_20_Text"><text:span text:style-name="T19">postal_code</text:span> <text:span text:style-name="T18">(6567) </text:span>and <text:span text:style-name="T19">addr:postcode</text:span> <text:span text:style-name="T18">(5947) dominated</text:span>. <text:s/>For '<text:span text:style-name="T4">other </text:span><text:s/>variants' I decided to observe the data with <text:span text:style-name="T36">M</text:span>ongo<text:span text:style-name="T36">DB</text:span> console queries, <text:span text:style-name="T17">finding the following:</text:span></text:p>
      <text:list xml:id="list3567350993113981344" text:style-name="L5">
        <text:list-header>
          <text:p text:style-name="P45"/>
        </text:list-header>
      </text:list>
      <text:p text:style-name="P6"><draw:frame draw:style-name="fr1" draw:name="Object2" text:anchor-type="paragraph" svg:x="-0.392cm" svg:y="-0.007cm" svg:width="17.828cm" svg:height="4.703cm" draw:z-index="1"><draw:object xlink:href="./Object 2" xlink:type="simple" xlink:show="embed" xlink:actuate="onLoad"/><draw:image xlink:href="./ObjectReplacements/Object 2" xlink:type="simple" xlink:show="embed" xlink:actuate="onLoad"/></draw:frame></text:p>
      <text:p text:style-name="P15">Assuming we want to map postal_code and addr:postcode to the same thing, its worth checking how often we see both in the same record</text:p>
      <text:p text:style-name="P16">Just 24 records contain both and in all but one case exactly match</text:p>
      <text:h text:style-name="P74" text:outline-level="3">Postcode Validity</text:h>
      <text:p text:style-name="P14">I Conduct<text:span text:style-name="T1">ed</text:span> postcode validation according to <text:span text:style-name="T18">a complex </text:span>regex <text:span text:style-name="T8">(</text:span><text:span text:style-name="T8"><text:bookmark-ref text:reference-format="text" text:ref-name="__RefHeading__799_1782537425">Appendix A – Postcode Queries</text:bookmark-ref></text:span><text:a xlink:type="simple" xlink:href="https://www.gov.uk/government/uploads/system/uploads/attachment_data/file/359448/4__Bulk_Data_Transfer_-_additional_validation_valid.pdf" text:style-name="Internet_20_link" text:visited-style-name="Visited_20_Internet_20_Link"><text:span text:style-name="T8">)</text:span></text:a></text:p>
      <text:p text:style-name="P1">In particular I co<text:span text:style-name="T2">n</text:span>sidered both popular cases (postal_code, addr:postcode<text:span text:style-name="T8">)</text:span></text:p>
      <text:p text:style-name="P3"><text:span text:style-name="T39">The table below </text:span>shows results of a series of queries to inspect the validity of each field respectively </text:p>
      <text:list xml:id="list6704841631070987705" text:style-name="L6">
        <text:list-item>
          <text:p text:style-name="P47">How many (of each variant of postcode) are there?</text:p>
          <text:p text:style-name="P50">To double check against the map/reduce results earlier</text:p>
        </text:list-item>
        <text:list-item>
          <text:p text:style-name="P48">How many are valid UK postcodes?</text:p>
        </text:list-item>
        <text:list-item>
          <text:p text:style-name="P46"><text:span text:style-name="T20">How many are invalid UK postcodes?</text:span><text:span text:style-name="T3"> (for completeness – valid + invalid = 100%)</text:span></text:p>
        </text:list-item>
        <text:list-item>
          <text:p text:style-name="P49">How many are valid 'partial postcodes'?</text:p>
          <text:p text:style-name="P51"><text:span text:style-name="T17">I</text:span>nspection reveal<text:span text:style-name="T24">ed</text:span> that we <text:span text:style-name="T17">often </text:span>see partial postcodes, presumably denot<text:span text:style-name="T17">ing</text:span> <text:span text:style-name="T7">'</text:span>general area<text:span text:style-name="T7">'</text:span> ?</text:p>
          <text:p text:style-name="P51">Explicitly, uk postcodes are typically in 2 hal<text:span text:style-name="T6">ves</text:span>, the partial postcodes we see are either just the first half or the first half plus the first digit of the second half </text:p>
          <text:p text:style-name="P46"><text:span text:style-name="T3">e.g. </text:span>BS7, <text:s/>CF72 9</text:p>
          <text:p text:style-name="P46"><text:soft-page-break/><text:span text:style-name="T3">If we assume this is a valid thing to enter, how many are actually '</text:span><text:span text:style-name="T20">valid partial postcodes</text:span><text:span text:style-name="T3">'?</text:span></text:p>
        </text:list-item>
        <text:list-item>
          <text:p text:style-name="P49">What are the remaining invalid postcodes?</text:p>
          <text:p text:style-name="P51">In both cases there were few enough left over to perform manual inspection</text:p>
          <text:p text:style-name="P51">Sample <text:span text:style-name="T17">of</text:span> output:</text:p>
        </text:list-item>
      </text:list>
      <text:p text:style-name="Preformatted_20_Text"><text:tab/>{ "address" : { "postcode" : "CF382HE" } } </text:p>
      <text:p text:style-name="Preformatted_20_Text"><text:tab/>{ "address" : { "postcode" : "Cf 31 1dq" } } <text:s/></text:p>
      <text:p text:style-name="Preformatted_20_Text"><text:tab/>{ "address" : { "postcode" : "BS1 " } } </text:p>
      <text:p text:style-name="Preformatted_20_Text"><text:tab/>{ "address" : { "postcode" : "BS42eg" } } </text:p>
      <text:p text:style-name="Preformatted_20_Text"><text:tab/>...... </text:p>
      <text:p text:style-name="Preformatted_20_Text"><text:tab/>{ "postal_code" : "NP" } </text:p>
      <text:p text:style-name="Preformatted_20_Text"><text:tab/>{ "postal_code" : "1" } </text:p>
      <text:p text:style-name="Preformatted_20_Text"><text:tab/>{ "postal_code" : "CF315FD" } </text:p>
      <text:list xml:id="list213527050047386" text:continue-numbering="true" text:style-name="L6">
        <text:list-header>
          <text:p text:style-name="P51"/>
          <text:p text:style-name="P51">The vast majority look like valid full or partial postcodes with a missing 'space'</text:p>
          <text:p text:style-name="P52"><draw:frame draw:style-name="fr2" draw:name="Object1" text:anchor-type="paragraph" svg:x="2.697cm" svg:y="0.011cm" svg:width="12.453cm" svg:height="4.516cm" draw:z-index="0"><draw:object xlink:href="./Object 1" xlink:type="simple" xlink:show="embed" xlink:actuate="onLoad"/><draw:image xlink:href="./ObjectReplacements/Object 1" xlink:type="simple" xlink:show="embed" xlink:actuate="onLoad"/></draw:frame></text:p>
        </text:list-header>
        <text:list-item>
          <text:p text:style-name="P52"><text:span text:style-name="T19">How many contain lower case letters?</text:span> </text:p>
          <text:p text:style-name="P53">For consistency we will want to 'uppercase' postcodes, <text:span text:style-name="T17">we can see its pretty rare</text:span></text:p>
        </text:list-item>
      </text:list>
      <text:list xml:id="list1603186656054610425" text:style-name="L7">
        <text:list-header>
          <text:p text:style-name="P93">postal_code = 32</text:p>
          <text:p text:style-name="P94">address.postcode = 0</text:p>
          <text:p text:style-name="P95"/>
        </text:list-header>
      </text:list>
      <text:h text:style-name="P75" text:outline-level="3">Regional Accuracy</text:h>
      <text:p text:style-name="P4">Do the observed postcodes belong in the geographic region under consideration? We can crudely determine this by consideration of the first two letters of the postcode.</text:p>
      <text:p text:style-name="P4">There were few enough variations (12 for postal_code, 13 for addr:postcode) to consider manually. <text:s/>There was one 'nonsensical value', all the rest were valid for the region except:</text:p>
      <text:p text:style-name="P5"><text:tab/>NG – this is the postcode for Nottingham (well outside the region)</text:p>
      <text:p text:style-name="P5">Inspection of the accompanying fields (e.g. town) suggested this should have been NP for Newport</text:p>
      <text:h text:style-name="P76" text:outline-level="3"/>
      <text:h text:style-name="P88" text:outline-level="3"><text:span text:style-name="T36">General </text:span>Tag Consistency <text:span text:style-name="T21">Audit</text:span></text:h>
      <text:h text:style-name="P54" text:outline-level="3"><text:span text:style-name="T30">With the ultimate aim of improving tag consistency </text:span>I perform<text:span text:style-name="T30">ed</text:span> an audit of the observed tags against the OSM wiki features (i.e. essentially the best practice tag <text:span text:style-name="T24">keys and values</text:span>) <text:span text:style-name="T38">[ref: </text:span><text:span text:style-name="T38"><text:bookmark-ref text:reference-format="number" text:ref-name="__RefHeading__509_1633959486">4</text:bookmark-ref></text:span><text:span text:style-name="T38">]</text:span></text:h>
      <text:h text:style-name="P77" text:outline-level="3">Machine Readable Reference Data</text:h>
      <text:h text:style-name="P55" text:outline-level="3"><text:span text:style-name="T30">The wiki feature set is</text:span> available <text:span text:style-name="T30">for download </text:span>from Taginfo <text:span text:style-name="T38">[ref: </text:span><text:span text:style-name="T38"><text:bookmark-ref text:reference-format="number" text:ref-name="__RefHeading__507_1633959486">5</text:bookmark-ref></text:span><text:span text:style-name="T38">]</text:span></text:h>
      <text:h text:style-name="P55" text:outline-level="3">Th<text:span text:style-name="T30">e format is a </text:span><text:s/>Sqlite3 database <text:span text:style-name="T30">file</text:span> <text:span text:style-name="T41">[ref: </text:span><text:span text:style-name="T10">X</text:span><text:span text:style-name="T41">] </text:span>explains the process I underwent to extract usable reference data. <text:s/>Essentially the resulting format is a dictionary with a key for each 'tag key' with value containing the set of <text:span text:style-name="T24">prefered</text:span> 'tag values' (if any).</text:h>
      <text:h text:style-name="Heading_20_3" text:outline-level="3">Audit Process</text:h>
      <text:h text:style-name="P56" text:outline-level="3"><text:span text:style-name="T39">[ref: </text:span><text:span text:style-name="T39"><text:bookmark-ref text:reference-format="number" text:ref-name="__RefHeading__803_1782537425">7</text:bookmark-ref></text:span><text:span text:style-name="T39">]</text:span> is a python script that performs the audit. <text:s/><text:span text:style-name="T31">Roughly, for each tag key</text:span>:</text:h>
      <text:list xml:id="list5086720659839708737" text:style-name="L8">
        <text:list-item>
          <text:h text:style-name="P57" text:outline-level="3">Perform an exact match lookup (against the wiki reference data)</text:h>
        </text:list-item>
        <text:list-item>
          <text:h text:style-name="P58" text:outline-level="3"><text:span text:style-name="T22">If we </text:span><text:span text:style-name="T25">don't</text:span><text:span text:style-name="T22"> find an exact match</text:span></text:h>
          <text:list>
            <text:list-item>
              <text:h text:style-name="P57" text:outline-level="3">Perform a 'sub-string match' (e.g. is our 'tag key' a sub-string of a OSM wiki tag key)</text:h>
              <text:h text:style-name="P57" text:outline-level="3">Outputting each OSM wiki tag that is a substring match</text:h>
              <text:h text:style-name="P59" text:outline-level="3"><text:span text:style-name="T31">e.g key = street, preferred</text:span> key <text:span text:style-name="T31">= </text:span>addr:street</text:h>
            </text:list-item>
            <text:list-item>
              <text:h text:style-name="P57" text:outline-level="3">Perform a closest match test</text:h>
              <text:h text:style-name="P57" text:outline-level="3">Calculate <text:s/>'Levenshtein edit distance' from each OSM wiki tag key and report the closest match (i.e. lowest number of characters to change in order to get an exact match)</text:h>
              <text:h text:style-name="P59" text:outline-level="3">The main reason for doing this is to trap typos, maybe 1 or 2 characters out</text:h>
            </text:list-item>
          </text:list>
        </text:list-item>
        <text:list-item>
          <text:h text:style-name="P60" text:outline-level="3">Alternatively, if we did find an exact match</text:h>
          <text:list>
            <text:list-item>
              <text:h text:style-name="P60" text:outline-level="3">Repeat the above process but this time for the 'tag value'</text:h>
            </text:list-item>
          </text:list>
        </text:list-item>
      </text:list>
      <text:h text:style-name="P78" text:outline-level="3">Audit <text:span text:style-name="T23">Findings</text:span></text:h>
      <text:h text:style-name="P61" text:outline-level="3">The audit produced a json file <text:span text:style-name="T31">with</text:span> a record containing the findings for each tag in the input set (see <text:span text:style-name="T39">[ref: </text:span><text:span text:style-name="T39"><text:bookmark-ref text:reference-format="number" text:ref-name="__RefHeading__808_1782537425">8</text:bookmark-ref></text:span><text:span text:style-name="T39">]</text:span>). <text:s/><text:span text:style-name="T26">Additionally it produced a summary for the set as a whole which is described below.</text:span></text:h>
      <text:h text:style-name="P34" text:outline-level="3"><text:span text:style-name="T27">Tag </text:span>Key Findings</text:h>
      <text:h text:style-name="P62" text:outline-level="3"><text:span text:style-name="T28">The t</text:span>able <text:span text:style-name="T28">below </text:span>shows the majority of 'tag keys' are in the preferred set but that there are <text:span text:style-name="T28">still</text:span> <text:span text:style-name="T28">many</text:span> cases; either sub-string match<text:span text:style-name="T28">es</text:span> or low edit distance that 'might' be candidates for change</text:h>
      <text:h text:style-name="P63" text:outline-level="3"><draw:frame draw:style-name="fr1" draw:name="Object3" text:anchor-type="paragraph" svg:x="1.438cm" svg:y="0.12cm" svg:width="14.125cm" svg:height="2.686cm" draw:z-index="2"><draw:object xlink:href="./Object 3" xlink:type="simple" xlink:show="embed" xlink:actuate="onLoad"/><draw:image xlink:href="./ObjectReplacements/Object 3" xlink:type="simple" xlink:show="embed" xlink:actuate="onLoad"/></draw:frame></text:h>
      <text:h text:style-name="P63" text:outline-level="3"><text:soft-page-break/>For completeness <text:span text:style-name="T39">below is a</text:span> histogram detailing how often we saw 1, 2 …. sub-string matches for a given 'tag key' <text:span text:style-name="T31">(e.g.</text:span> <text:span text:style-name="T28">254</text:span> 'tag keys' in our data set matched <text:span text:style-name="T28">2</text:span> 'tag keys' in the reference data<text:span text:style-name="T31">)</text:span>. <text:s/>Th<text:span text:style-name="T31">is </text:span>illustrate<text:span text:style-name="T31">s</text:span> how difficult it would be to then automatically choose a best <text:span text:style-name="T31">practice alternative</text:span>.</text:h>
      <text:h text:style-name="P64" text:outline-level="3"><draw:frame draw:style-name="fr1" draw:name="Object5" text:anchor-type="paragraph" svg:x="0.513cm" svg:y="-0.148cm" svg:width="15.977cm" svg:height="5.696cm" draw:z-index="3"><draw:object xlink:href="./Object 5" xlink:type="simple" xlink:show="embed" xlink:actuate="onLoad"/><draw:image xlink:href="./ObjectReplacements/Object 5" xlink:type="simple" xlink:show="embed" xlink:actuate="onLoad"/></draw:frame><text:span text:style-name="T39">A</text:span> <text:span text:style-name="T39">further </text:span>histogram <text:span text:style-name="T39">shows</text:span> the frequency of different minimum edit distances from the wiki set <text:span text:style-name="T39">keys</text:span></text:h>
      <text:h text:style-name="P35" text:outline-level="3"><draw:frame draw:style-name="fr1" draw:name="Object4" text:anchor-type="paragraph" svg:x="0.111cm" svg:y="0.049cm" svg:width="16.342cm" svg:height="6.63cm" draw:z-index="4"><draw:object xlink:href="./Object 4" xlink:type="simple" xlink:show="embed" xlink:actuate="onLoad"/><draw:image xlink:href="./ObjectReplacements/Object 4" xlink:type="simple" xlink:show="embed" xlink:actuate="onLoad"/></draw:frame>Tag Value Findings</text:h>
      <text:h text:style-name="P65" text:outline-level="3">A similar treatment of 'tag values' (for cases when there was an exact key match) revealed the following <text:span text:style-name="T29">(please note that in many cases the wiki set does not contain best practice 'tag values' – explicitly this was the case for 178,863 of our 'tag values, these are discounted from analysis)</text:span></text:h>
      <text:h text:style-name="P65" text:outline-level="3"><draw:frame draw:style-name="fr1" draw:name="Object6" text:anchor-type="paragraph" svg:x="1.069cm" svg:y="0.131cm" svg:width="14.864cm" svg:height="3.53cm" draw:z-index="5"><draw:object xlink:href="./Object 6" xlink:type="simple" xlink:show="embed" xlink:actuate="onLoad"/><draw:image xlink:href="./ObjectReplacements/Object 6" xlink:type="simple" xlink:show="embed" xlink:actuate="onLoad"/></draw:frame></text:h>
      <text:h text:style-name="P66" text:outline-level="3">Compared to the 'tag key' case, for 'tag values' we see a much lower exact match rate but perhaps surprisingly we see a high rate of 'low Levenshtein edit distance'</text:h>
      <text:h text:style-name="P67" text:outline-level="3">For brevity the equivalent histograms are omitted, they follow a similar pattern to the Key case.</text:h>
      <text:h text:style-name="P89" text:outline-level="2">Cleansing Strategy</text:h>
      <text:h text:style-name="Heading_20_3" text:outline-level="3">Street Type</text:h>
      <text:h text:style-name="P68" text:outline-level="2">Apply the identified mappings to the identified valid street types</text:h>
      <text:h text:style-name="P68" text:outline-level="2">In total <text:span text:style-name="T41">a mer 17</text:span> street values were changed!!!!!</text:h>
      <text:h text:style-name="Heading_20_3" text:outline-level="3">Postcodes</text:h>
      <text:list xml:id="list7717205451992392177" text:style-name="L9">
        <text:list-item>
          <text:h text:style-name="P69" text:outline-level="2">Map 'postal_code' onto 'addr:postcode' for consistency</text:h>
        </text:list-item>
        <text:list-item>
          <text:h text:style-name="P69" text:outline-level="2">Map 'postcode' onto 'addr:postcode' for consistency</text:h>
        </text:list-item>
        <text:list-item>
          <text:h text:style-name="P69" text:outline-level="2">Map 'source:postcode' onto 'source:addr:postcode'</text:h>
        </text:list-item>
        <text:list-item>
          <text:h text:style-name="P69" text:outline-level="2">Map 'note:postcode' and 'note:postal_code' onto 'note:addr:postcode'</text:h>
          <text:h text:style-name="P69" text:outline-level="2">(for the sake of our MongoDB document structure, include the above <text:span text:style-name="T37">as fields in the address object)</text:span></text:h>
        </text:list-item>
        <text:list-item>
          <text:h text:style-name="P70" text:outline-level="2">Introduce the space character into 'otherwise valid' full or partial postcodes</text:h>
          <text:h text:style-name="P70" text:outline-level="2">(this will require further regex matching against the individual valid post code variations)</text:h>
        </text:list-item>
        <text:list-item>
          <text:h text:style-name="P70" text:outline-level="2">Change NG postcodes to NP postcodes </text:h>
        </text:list-item>
        <text:list-item>
          <text:h text:style-name="P70" text:outline-level="2">Upper case all postcodes</text:h>
        </text:list-item>
      </text:list>
      <text:h text:style-name="Heading_20_3" text:outline-level="3">Tag Consistency</text:h>
      <text:h text:style-name="P68" text:outline-level="2">At this stage though illuminating the audit is not refined enough to take remedial action against. <text:s/>See <text:span text:style-name="T40">'</text:span><text:bookmark-ref text:reference-format="text" text:ref-name="__RefHeading__830_1782537425">Other Ideas</text:bookmark-ref><text:span text:style-name="T40">'</text:span> for brief discussion</text:h>
      <text:h text:style-name="P90" text:outline-level="2"><text:bookmark-start text:name="__RefHeading__830_1782537425"/>Other Ideas<text:bookmark-end text:name="__RefHeading__830_1782537425"/></text:h>
      <text:h text:style-name="P44" text:outline-level="2">Following on from the 'Tag Consistency Audit' there may be merit in further developing this software into something that can provide quality recommendations to better align tags with the wiki set.</text:h>
      <text:h text:style-name="P44" text:outline-level="2">In particular the focus would be as a pre-load <text:span text:style-name="T34">check</text:span> for bulk data loads (much as we have been performing in this project).</text:h>
      <text:h text:style-name="P72" text:outline-level="2">It is unlikely that we could 'safely' automatically change values but we could rank and flag up the cases which appear to be obvious candidates for alignment.</text:h>
      <text:h text:style-name="P72" text:outline-level="2">As a first step we would have to improve the quality of both the sub-string audit and the edit distance measure.</text:h>
      <text:h text:style-name="P72" text:outline-level="2">For example, in the sub-string case we could weight a match on full sub-section of a key more highly (e.g. street would score highly against addr:street).</text:h>
      <text:h text:style-name="P72" text:outline-level="2">We could also enhance the Levenshtein edit distance measure by factoring in the length of the string rather than just the absolute measure (i.e. 2 character edit distance is more significant in a 20 character string than a 3 character string)</text:h>
      <text:h text:style-name="P91" text:outline-level="2">Conclusion</text:h>
      <text:h text:style-name="P71" text:outline-level="2">A modest improvement to a dataset that could already be considered 'quite clean' and some ideas that could lead to a more generic improvement in data consistency</text:h>
      <text:h text:style-name="P92" text:outline-level="2"><text:bookmark-start text:name="__RefHeading__799_1782537425"/>Appendix A – <text:span text:style-name="T11">Postcode Queries</text:span><text:bookmark-end text:name="__RefHeading__799_1782537425"/></text:h>
      <text:h text:style-name="P79" text:outline-level="3">Tag <text:span text:style-name="T12">Key Count</text:span></text:h>
      <text:p text:style-name="P31"/>
      <text:p text:style-name="P22">mr = db.runCommand({</text:p>
      <text:p text:style-name="P22"><text:tab/>"mapreduce" : "wwww",</text:p>
      <text:p text:style-name="P22"><text:tab/>"map" : function() {</text:p>
      <text:p text:style-name="P22"><text:tab/><text:tab/>for (var key in this) {</text:p>
      <text:p text:style-name="P22"><text:tab/><text:tab/><text:tab/>emit(key, 1);</text:p>
      <text:p text:style-name="P22"><text:tab/><text:tab/>}</text:p>
      <text:p text:style-name="P22"><text:tab/>},</text:p>
      <text:p text:style-name="P22"><text:tab/>"reduce" : function(key, values) {</text:p>
      <text:p text:style-name="P22"><text:tab/><text:tab/>return Array.sum(values);</text:p>
      <text:p text:style-name="P22"><text:tab/>},</text:p>
      <text:p text:style-name="P22"><text:tab/>"out": "wwww" + "_keys"</text:p>
      <text:p text:style-name="P22">}) </text:p>
      <text:p text:style-name="P22"/>
      <text:p text:style-name="P22">cursor = db.wwww_keys.find().sort({"value" : -1}).pretty() </text:p>
      <text:p text:style-name="P22"/>
      <text:p text:style-name="P22">while (cursor.hasNext()) { </text:p>
      <text:p text:style-name="P22"><text:s text:c="2"/>printjson(cursor.next());</text:p>
      <text:p text:style-name="P25">}</text:p>
      <text:h text:style-name="P80" text:outline-level="3">Postcode Variant Observation</text:h>
      <text:p text:style-name="P21"/>
      <text:p text:style-name="P21">&gt; db.wwww.find({"source:postcode" : {"$exists" : true}}).pretty()</text:p>
      <text:p text:style-name="P21"/>
      <text:h text:style-name="P80" text:outline-level="3">Records that contain both major postcode variants</text:h>
      <text:list xml:id="list2369109501017662053" text:style-name="L10">
        <text:list-header>
          <text:p text:style-name="P96"/>
          <text:p text:style-name="P96"><text:span text:style-name="T12">&gt; </text:span>db.wwww.count({"$and" : [{"address.postcode" : {"$exists" : true}},{"postal_code" : {"$exists" : true}}]})</text:p>
          <text:p text:style-name="P96"/>
        </text:list-header>
      </text:list>
      <text:h text:style-name="P80" text:outline-level="3">How many (of each variant of postcode) are there?</text:h>
      <text:p text:style-name="P27"/>
      <text:p text:style-name="P27"><text:span text:style-name="T3">&gt; </text:span>db.wwww.count({"postal_code" : {"$exists" : true}})</text:p>
      <text:p text:style-name="P27"/>
      <text:h text:style-name="P80" text:outline-level="3">How many are valid UK postcodes?</text:h>
      <text:p text:style-name="P7">Postcode Regex <text:span text:style-name="T30">(from uk gov publication </text:span><text:a xlink:type="simple" xlink:href="https://www.gov.uk/government/uploads/system/uploads/attachment_data/file/359448/4__Bulk_Data_Transfer_-_additional_validation_valid.pdf" text:style-name="Internet_20_link" text:visited-style-name="Visited_20_Internet_20_Link"><text:span text:style-name="T30">https://www.gov.uk/government/uploads/system/uploads/attachment_data/file/359448/4__Bulk_Data_Transfer_-_additional_validation_valid.pdf</text:span></text:a></text:p>
      <text:p text:style-name="P30">^([Gg][Ii][Rr] 0[Aa]{2})|((([A-Za-z][0-]{1,2})|(([A-Za-z][A-Ha-hJ-Yj-y][0-9]{1,2})|(([AZa-z][0-9][A-Za-z])|([A-Za-z][A-Ha-hJ-Yj-y][0-9]?[A-Za-z])))) [0-9][A-Za-z]{2})$</text:p>
      <text:list xml:id="list213527568476253" text:continue-list="list213527050047386" text:style-name="L6">
        <text:list-header>
          <text:p text:style-name="P97"/>
          <text:p text:style-name="P97"><text:span text:style-name="T12">&gt; </text:span>db.wwww.count({"postal_code" : /^([Gg][Ii][Rr] 0[Aa]{2})|((([A-Za-z][0-]{1,2})|(([A-Za-z][A-Ha-hJ-Yj-y][0-9]{1,2})|(([AZa-z][0-9][A-Za-z])|([A-Za-z][A-Ha-hJ-Yj-y][0-9]?[A-Za-z])))) [0-9][A-Za-z]{2})$/})</text:p>
        </text:list-header>
      </text:list>
      <text:p text:style-name="P27"/>
      <text:h text:style-name="P80" text:outline-level="3">How many are invalid UK postcodes?</text:h>
      <text:p text:style-name="P27"/>
      <text:p text:style-name="P27"><text:span text:style-name="T12">&gt; </text:span>db.wwww.count({"$and" : [{"postal_code" : {"$exists" : true}},{"postal_code" : <text:soft-page-break/>{"$not" : /^([Gg][Ii][Rr] 0[Aa]{2})|((([A-Za-z][0-]{1,2})|(([A-Za-z][A-Ha-hJ-Yj-y][0-9]{1,2})|(([AZa-z][0-9][A-Za-z])|([A-Za-z][A-Ha-hJ-Yj-y][0-9]?[A-Za-z])))) [0-9][A-Za-z]{2})$/}}]})</text:p>
      <text:h text:style-name="P81" text:outline-level="3">How many are valid 'partial postcodes'?</text:h>
      <text:p text:style-name="P28"/>
      <text:list xml:id="list213526940386577" text:continue-numbering="true" text:style-name="L6">
        <text:list-header>
          <text:p text:style-name="P98"><text:span text:style-name="T6">&gt; </text:span>db.wwww.count({</text:p>
        </text:list-header>
      </text:list>
      <text:p text:style-name="P32"><text:tab/><text:tab/>"$and" : [{</text:p>
      <text:p text:style-name="P32"><text:tab/><text:tab/><text:tab/>"postal_code" : {</text:p>
      <text:p text:style-name="P32"><text:tab/><text:tab/><text:tab/><text:tab/>"$exists" : true</text:p>
      <text:p text:style-name="P32"><text:tab/><text:tab/><text:tab/>}</text:p>
      <text:p text:style-name="P32"><text:tab/><text:tab/>},</text:p>
      <text:p text:style-name="P32"><text:tab/><text:tab/>{</text:p>
      <text:p text:style-name="P32"><text:tab/><text:tab/><text:tab/>"postal_code" : /^([Gg][Ii][Rr]( 0)?)|((([A-Za-z][0-]{1,2})|(([A-Za-z][A-Ha-hJ-Yj-y][0-9]{1,2})|(([AZa-z][0-9][A-Za-z])|([A-Za-z][A-Ha-hJ-Yj-y][0-9]?[A-Za-z]))))( [0-9])?)$/</text:p>
      <text:p text:style-name="P32"><text:tab/><text:tab/>}]</text:p>
      <text:p text:style-name="P32"><text:tab/>},</text:p>
      <text:p text:style-name="P32"><text:tab/>{</text:p>
      <text:p text:style-name="P32"><text:tab/><text:tab/>"postal_code" : 1,</text:p>
      <text:p text:style-name="P32"><text:tab/><text:tab/>"_id" : 0</text:p>
      <text:p text:style-name="P32"><text:tab/>})</text:p>
      <text:list xml:id="list213528024355464" text:continue-numbering="true" text:style-name="L6">
        <text:list-header>
          <text:p text:style-name="P99"/>
          <text:p text:style-name="P100">What are the remaining invalid postcodes?</text:p>
          <text:p text:style-name="P101"/>
          <text:p text:style-name="P99"><text:span text:style-name="T6">&gt; </text:span>db.wwww.<text:span text:style-name="T13">findAll</text:span>({"$and" : [{"postal_code" : {"$exists" : true}},{"postal_code" : {"$not" : /^([Gg][Ii][Rr]( 0.*)?)|((([A-Za-z][0-]{1,2})|(([A-Za-z][A-Ha-hJ-Yj-y][0-9]{1,2})|(([AZa-z][0-9][A-Za-z])|([A-Za-z][A-Ha-hJ-Yj-y][0-9]?[A-Za-z]))))( [0-9].*)?)$/}}]}, {"postal_code" : 1, "_id" : 0})</text:p>
          <text:p text:style-name="P99"/>
        </text:list-header>
      </text:list>
      <text:p text:style-name="P24">How many contain lower case letters?</text:p>
      <text:p text:style-name="P29"/>
      <text:p text:style-name="Preformatted_20_Text"><text:span text:style-name="T16"><text:s/></text:span><text:span text:style-name="T5">&gt; <text:s/>db.wwww.count({"postal_code" : /[a-z]/}) </text:span></text:p>
      <text:p text:style-name="P20"/>
      <text:p text:style-name="P23"><text:span text:style-name="T15">Are the postcodes accurate for the given region</text:span><text:span text:style-name="T14">?</text:span></text:p>
      <text:p text:style-name="P23"/>
      <text:p text:style-name="P17">Perform an aggregation on the first two letters</text:p>
      <text:p text:style-name="P23">&gt; db.wwww.aggregate([{"$group" : { "_id" : {"$substr": ["$postal_code",0,2]}}}])</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1" style:font-family-asian="'Droid Sans'" style:font-family-generic-asian="modern" style:font-pitch-asian="fixed" style:font-size-asian="10pt" style:font-name-complex="Liberation Mono" style:font-family-complex="'Liberation Mono'" style:font-family-generic-complex="modern" style:font-pitch-complex="fixed" style:font-size-complex="10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23:08:00.131711285</meta:creation-date>
    <dc:date>2015-03-25T21:35:23.367379678</dc:date>
    <meta:editing-duration>P6DT7H41M17S</meta:editing-duration>
    <meta:editing-cycles>41</meta:editing-cycles>
    <meta:generator>LibreOffice/4.3.3.2$Linux_X86_64 LibreOffice_project/430m0$Build-2</meta:generator>
    <meta:document-statistic meta:table-count="0" meta:image-count="0" meta:object-count="6" meta:page-count="12" meta:paragraph-count="200" meta:word-count="1889" meta:character-count="12803" meta:non-whitespace-character-count="1106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26cm"/>
    </style:style>
    <style:style style:name="co3" style:family="table-column">
      <style:table-column-properties fo:break-before="auto" style:column-width="1.284cm"/>
    </style:style>
    <style:style style:name="co4" style:family="table-column">
      <style:table-column-properties fo:break-before="auto" style:column-width="1.113cm"/>
    </style:style>
    <style:style style:name="co5" style:family="table-column">
      <style:table-column-properties fo:break-before="auto" style:column-width="1.455cm"/>
    </style:style>
    <style:style style:name="co6" style:family="table-column">
      <style:table-column-properties fo:break-before="auto" style:column-width="1.499cm"/>
    </style:style>
    <style:style style:name="co7" style:family="table-column">
      <style:table-column-properties fo:break-before="auto" style:column-width="1.755cm"/>
    </style:style>
    <style:style style:name="co8" style:family="table-column">
      <style:table-column-properties fo:break-before="auto" style:column-width="1.926cm"/>
    </style:style>
    <style:style style:name="co9" style:family="table-column">
      <style:table-column-properties fo:break-before="auto" style:column-width="1.584cm"/>
    </style:style>
    <style:style style:name="ro1" style:family="table-row">
      <style:table-row-properties style:row-height="3.854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6pt solid #000000" style:rotation-angle="90"/>
    </style:style>
    <style:style style:name="ce2" style:family="table-cell" style:parent-style-name="Default">
      <style:table-cell-properties fo:background-color="#dddddd" fo:border="0.06pt solid #000000"/>
    </style:style>
    <style:style style:name="ce3" style:family="table-cell" style:parent-style-name="Default">
      <style:table-cell-properties fo:background-color="#dddddd" fo:wrap-option="wrap" fo:border="0.06pt solid #000000" style:rotation-angle="90"/>
    </style:style>
    <style:style style:name="ce4" style:family="table-cell" style:parent-style-name="Default">
      <style:table-cell-properties fo:background-color="#ff3333" fo:border="0.06pt solid #000000"/>
    </style:style>
    <style:style style:name="ce5" style:family="table-cell" style:parent-style-name="Default">
      <style:table-cell-properties fo:border="0.06pt solid #000000"/>
    </style:style>
  </office:automatic-styles>
  <office:body>
    <office:spreadsheet>
      <table:table table:name="Sheet1" table:style-name="ta1">
        <table:table-column table:style-name="co1" table:default-cell-style-name="ce2"/>
        <table:table-column table:style-name="co2" table:default-cell-style-name="ce3"/>
        <table:table-column table:style-name="co3" table:default-cell-style-name="ce5"/>
        <table:table-column table:style-name="co4" table:default-cell-style-name="ce3"/>
        <table:table-column table:style-name="co5" table:default-cell-style-name="ce5"/>
        <table:table-column table:style-name="co6" table:default-cell-style-name="ce5"/>
        <table:table-column table:style-name="co7" table:default-cell-style-name="ce5"/>
        <table:table-column table:style-name="co8" table:default-cell-style-name="ce3"/>
        <table:table-column table:style-name="co9" table:default-cell-style-name="ce5"/>
        <table:table-row table:style-name="ro1">
          <table:table-cell table:style-name="ce1"/>
          <table:table-cell office:value-type="string" calcext:value-type="string">
            <text:p>How many are there?</text:p>
          </table:table-cell>
          <table:table-cell table:style-name="ce3" office:value-type="string" calcext:value-type="string">
            <text:p>How many are valid UK postcodes?</text:p>
          </table:table-cell>
          <table:table-cell office:value-type="string" calcext:value-type="string">
            <text:p>What percentage are valid UK postcodes?</text:p>
          </table:table-cell>
          <table:table-cell table:style-name="ce3" office:value-type="string" calcext:value-type="string">
            <text:p>How many are invalid UK postcodes?</text:p>
          </table:table-cell>
          <table:table-cell table:style-name="ce3" office:value-type="string" calcext:value-type="string">
            <text:p>What percentage are invalid UK postcodes?</text:p>
          </table:table-cell>
          <table:table-cell table:style-name="ce3" office:value-type="string" calcext:value-type="string">
            <text:p>How many are valid 'partial postcodes'?</text:p>
          </table:table-cell>
          <table:table-cell office:value-type="string" calcext:value-type="string">
            <text:p>What percentage of the invalid postcodes are valid 'partial postcodes'?</text:p>
          </table:table-cell>
          <table:table-cell table:style-name="ce3" office:value-type="string" calcext:value-type="string">
            <text:p>Remaining invalid postcodes?</text:p>
          </table:table-cell>
        </table:table-row>
        <table:table-row table:style-name="ro2">
          <table:table-cell office:value-type="string" calcext:value-type="string">
            <text:p>postal_code</text:p>
          </table:table-cell>
          <table:table-cell table:style-name="ce4" office:value-type="float" office:value="7567" calcext:value-type="float">
            <text:p>7567</text:p>
          </table:table-cell>
          <table:table-cell office:value-type="float" office:value="547" calcext:value-type="float">
            <text:p>547</text:p>
          </table:table-cell>
          <table:table-cell table:style-name="ce4" office:value-type="float" office:value="7.2" calcext:value-type="float">
            <text:p>7.2</text:p>
          </table:table-cell>
          <table:table-cell office:value-type="float" office:value="7020" calcext:value-type="float">
            <text:p>7020</text:p>
          </table:table-cell>
          <table:table-cell office:value-type="float" office:value="92.8" calcext:value-type="float">
            <text:p>92.8</text:p>
          </table:table-cell>
          <table:table-cell office:value-type="float" office:value="6910" calcext:value-type="float">
            <text:p>6910</text:p>
          </table:table-cell>
          <table:table-cell table:style-name="ce4" office:value-type="float" office:value="98.4" calcext:value-type="float">
            <text:p>98.4</text:p>
          </table:table-cell>
          <table:table-cell office:value-type="float" office:value="106" calcext:value-type="float">
            <text:p>106</text:p>
          </table:table-cell>
        </table:table-row>
        <table:table-row table:style-name="ro2">
          <table:table-cell office:value-type="string" calcext:value-type="string">
            <text:p>addr:postcode</text:p>
          </table:table-cell>
          <table:table-cell table:style-name="ce5" office:value-type="float" office:value="5947" calcext:value-type="float">
            <text:p>5947</text:p>
          </table:table-cell>
          <table:table-cell office:value-type="float" office:value="5848" calcext:value-type="float">
            <text:p>5848</text:p>
          </table:table-cell>
          <table:table-cell table:style-name="ce5" office:value-type="float" office:value="98.3" calcext:value-type="float">
            <text:p>98.3</text:p>
          </table:table-cell>
          <table:table-cell office:value-type="float" office:value="103" calcext:value-type="float">
            <text:p>103</text:p>
          </table:table-cell>
          <table:table-cell office:value-type="float" office:value="1.7" calcext:value-type="float">
            <text:p>1.7</text:p>
          </table:table-cell>
          <table:table-cell office:value-type="float" office:value="66" calcext:value-type="float">
            <text:p>66</text:p>
          </table:table-cell>
          <table:table-cell table:style-name="ce5" office:value-type="float" office:value="64" calcext:value-type="float">
            <text:p>64</text:p>
          </table:table-cell>
          <table:table-cell office:value-type="float" office:value="26" calcext:value-type="float">
            <text:p>2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family-asian="'Droid Sans'"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21">00/00/0000</text:date>, <text:time style:data-style-name="N2" text:time-value="10:46:40.8573426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357cm"/>
    </style:style>
    <style:style style:name="co2" style:family="table-column">
      <style:table-column-properties fo:break-before="auto" style:column-width="1.614cm"/>
    </style:style>
    <style:style style:name="co3" style:family="table-column">
      <style:table-column-properties fo:break-before="auto" style:column-width="5.018cm"/>
    </style:style>
    <style:style style:name="co4" style:family="table-column">
      <style:table-column-properties fo:break-before="auto" style:column-width="15.635cm"/>
    </style:style>
    <style:style style:name="co5" style:family="table-column">
      <style:table-column-properties fo:break-before="auto" style:column-width="2.258cm"/>
    </style:style>
    <style:style style:name="ro1" style:family="table-row">
      <style:table-row-properties style:row-height="1.39cm" fo:break-before="auto" style:use-optimal-row-height="false"/>
    </style:style>
    <style:style style:name="ro2" style:family="table-row">
      <style:table-row-properties style:row-height="1.236cm" fo:break-before="auto" style:use-optimal-row-height="true"/>
    </style:style>
    <style:style style:name="ro3" style:family="table-row">
      <style:table-row-properties style:row-height="1.363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fo:wrap-option="wrap" fo:border="0.06pt solid #000000"/>
      <style:text-properties fo:font-size="14pt" fo:font-weight="bold" style:font-size-asian="14pt" style:font-weight-asian="bold" style:font-size-complex="14pt" style:font-weight-complex="bold"/>
    </style:style>
    <style:style style:name="ce2" style:family="table-cell" style:parent-style-name="Default">
      <style:table-cell-properties fo:background-color="#dddddd" fo:wrap-option="wrap" fo:border="0.06pt solid #000000"/>
    </style:style>
    <style:style style:name="ce3" style:family="table-cell" style:parent-style-name="Default">
      <style:table-cell-properties fo:wrap-option="wrap" fo:border="0.06pt solid #000000"/>
    </style:style>
    <style:style style:name="ce4" style:family="table-cell" style:parent-style-name="Default">
      <style:table-cell-properties fo:border="0.06pt solid #000000"/>
    </style:style>
  </office:automatic-styles>
  <office:body>
    <office:spreadsheet>
      <table:table table:name="Sheet2" table:style-name="ta1">
        <table:table-column table:style-name="co1" table:default-cell-style-name="ce2"/>
        <table:table-column table:style-name="co2" table:default-cell-style-name="ce2"/>
        <table:table-column table:style-name="co3" table:default-cell-style-name="ce3"/>
        <table:table-column table:style-name="co4" table:default-cell-style-name="ce3"/>
        <table:table-row table:style-name="ro1">
          <table:table-cell table:style-name="ce1" office:value-type="string" calcext:value-type="string">
            <text:p>field</text:p>
          </table:table-cell>
          <table:table-cell table:style-name="ce1" office:value-type="string" calcext:value-type="string">
            <text:p>count</text:p>
          </table:table-cell>
          <table:table-cell table:style-name="ce1" office:value-type="string" calcext:value-type="string">
            <text:p>example (where necessary)</text:p>
          </table:table-cell>
          <table:table-cell table:style-name="ce1" office:value-type="string" calcext:value-type="string">
            <text:p>explanation</text:p>
          </table:table-cell>
        </table:table-row>
        <table:table-row table:style-name="ro2">
          <table:table-cell office:value-type="string" calcext:value-type="string">
            <text:p>source:postcode</text:p>
          </table:table-cell>
          <table:table-cell office:value-type="float" office:value="156" calcext:value-type="float">
            <text:p>156</text:p>
          </table:table-cell>
          <table:table-cell office:value-type="string" calcext:value-type="string">
            <text:p>OS_OpenData_CodePointOpen</text:p>
          </table:table-cell>
          <table:table-cell office:value-type="string" calcext:value-type="string">
            <text:p>This field (unsurprisingly) refers to the source that provided the postcode, so this is not a postcode field variant but a discreet piece of information</text:p>
          </table:table-cell>
        </table:table-row>
        <table:table-row table:style-name="ro3">
          <table:table-cell office:value-type="string" calcext:value-type="string">
            <text:p>uk_postcode_centroid</text:p>
          </table:table-cell>
          <table:table-cell office:value-type="float" office:value="79" calcext:value-type="float">
            <text:p>79</text:p>
          </table:table-cell>
          <table:table-cell office:value-type="string" calcext:value-type="string">
            <text:p>-</text:p>
          </table:table-cell>
          <table:table-cell office:value-type="string" calcext:value-type="string">
            <text:p>an explanation of postcode centroids can be found here - <text:a xlink:href="http://codepoint.raggedred.net/" xlink:type="simple">http://codepoint.raggedred.net/</text:a>  in particular though it says: ...PLEASE do not add the centroids to the OSM map database. The centroids are not real objects so they do not belong in the OSM database.</text:p>
          </table:table-cell>
        </table:table-row>
        <table:table-row table:style-name="ro4">
          <table:table-cell office:value-type="string" calcext:value-type="string">
            <text:p>old_uk_postcode_centroid</text:p>
          </table:table-cell>
          <table:table-cell office:value-type="float" office:value="10" calcext:value-type="float">
            <text:p>10</text:p>
          </table:table-cell>
          <table:table-cell table:style-name="ce4" office:value-type="string" calcext:value-type="string">
            <text:p>-</text:p>
          </table:table-cell>
          <table:table-cell office:value-type="string" calcext:value-type="string">
            <text:p>see above</text:p>
          </table:table-cell>
        </table:table-row>
        <table:table-row table:style-name="ro4">
          <table:table-cell office:value-type="string" calcext:value-type="string">
            <text:p>note:postal_code</text:p>
          </table:table-cell>
          <table:table-cell office:value-type="float" office:value="3" calcext:value-type="float">
            <text:p>3</text:p>
          </table:table-cell>
          <table:table-cell office:value-type="string" calcext:value-type="string">
            <text:p>-</text:p>
          </table:table-cell>
          <table:table-cell office:value-type="string" calcext:value-type="string">
            <text:p>unsurprisingly these are freetext comments regarding an associated postal_code field in the record</text:p>
          </table:table-cell>
        </table:table-row>
        <table:table-row table:style-name="ro4">
          <table:table-cell office:value-type="string" calcext:value-type="string">
            <text:p>note:postcode</text:p>
          </table:table-cell>
          <table:table-cell office:value-type="float" office:value="3" calcext:value-type="float">
            <text:p>3</text:p>
          </table:table-cell>
          <table:table-cell office:value-type="string" calcext:value-type="string">
            <text:p>-</text:p>
          </table:table-cell>
          <table:table-cell office:value-type="string" calcext:value-type="string">
            <text:p>see above</text:p>
          </table:table-cell>
        </table:table-row>
        <table:table-row table:style-name="ro5">
          <table:table-cell office:value-type="string" calcext:value-type="string">
            <text:p>postcode</text:p>
          </table:table-cell>
          <table:table-cell office:value-type="float" office:value="1" calcext:value-type="float">
            <text:p>1</text:p>
          </table:table-cell>
          <table:table-cell office:value-type="string" calcext:value-type="string">
            <text:p>-</text:p>
          </table:table-cell>
          <table:table-cell office:value-type="string" calcext:value-type="string">
            <text:p>Simply an alternative postcode field, incidentally all three examples are valid</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family-asian="'Droid Sans'"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21">00/00/0000</text:date>, <text:time style:data-style-name="N2" text:time-value="19:26:24.5515221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485cm"/>
    </style:style>
    <style:style style:name="co2" style:family="table-column">
      <style:table-column-properties fo:break-before="auto" style:column-width="2.258cm"/>
    </style:style>
    <style:style style:name="co3" style:family="table-column">
      <style:table-column-properties fo:break-before="auto" style:column-width="2.93cm"/>
    </style:style>
    <style:style style:name="co4" style:family="table-column">
      <style:table-column-properties fo:break-before="auto" style:column-width="5.482cm"/>
    </style:style>
    <style:style style:name="ro1" style:family="table-row">
      <style:table-row-properties style:row-height="0.612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ackground-color="#dddddd" fo:wrap-option="wrap" fo:border="0.06pt solid #000000"/>
      <style:text-properties fo:font-size="14pt" fo:font-weight="bold" style:font-size-asian="14pt" style:font-weight-asian="bold" style:font-size-complex="14pt" style:font-weight-complex="bold"/>
    </style:style>
    <style:style style:name="ce2" style:family="table-cell" style:parent-style-name="Default">
      <style:table-cell-properties fo:background-color="#dddddd" fo:wrap-option="wrap" fo:border="0.06pt solid #000000"/>
    </style:style>
    <style:style style:name="ce3" style:family="table-cell" style:parent-style-name="Default" style:data-style-name="N3">
      <style:table-cell-properties fo:background-color="#dddddd" fo:wrap-option="wrap" fo:border="0.06pt solid #000000"/>
      <style:text-properties fo:font-size="14pt" fo:font-weight="bold" style:font-size-asian="14pt" style:font-weight-asian="bold" style:font-size-complex="14pt" style:font-weight-complex="bold"/>
    </style:style>
    <style:style style:name="ce4" style:family="table-cell" style:parent-style-name="Default" style:data-style-name="N111">
      <style:table-cell-properties fo:wrap-option="wrap" fo:border="0.06pt solid #000000"/>
    </style:style>
    <style:style style:name="ce5" style:family="table-cell" style:parent-style-name="Default" style:data-style-name="N111">
      <style:table-cell-properties fo:background-color="#dddddd" fo:wrap-option="wrap" fo:border="0.06pt solid #000000"/>
      <style:text-properties fo:font-size="14pt" fo:font-weight="bold" style:font-size-asian="14pt" style:font-weight-asian="bold" style:font-size-complex="14pt" style:font-weight-complex="bold"/>
    </style:style>
    <style:style style:name="ce6" style:family="table-cell" style:parent-style-name="Default" style:data-style-name="N111">
      <style:table-cell-properties fo:border="0.06pt solid #000000"/>
    </style:style>
    <style:style style:name="ce7" style:family="table-cell" style:parent-style-name="Default">
      <style:table-cell-properties fo:wrap-option="wrap" fo:border="0.06pt solid #000000"/>
    </style:style>
  </office:automatic-styles>
  <office:body>
    <office:spreadsheet>
      <table:table table:name="Sheet3" table:style-name="ta1">
        <table:table-column table:style-name="co1" table:default-cell-style-name="ce2"/>
        <table:table-column table:style-name="co2" table:default-cell-style-name="ce4"/>
        <table:table-column table:style-name="co3" table:default-cell-style-name="ce4"/>
        <table:table-column table:style-name="co4" table:default-cell-style-name="ce7"/>
        <table:table-row table:style-name="ro1">
          <table:table-cell table:style-name="ce1"/>
          <table:table-cell table:style-name="ce3" office:value-type="string" calcext:value-type="string">
            <text:p>Count</text:p>
          </table:table-cell>
          <table:table-cell table:style-name="ce5" office:value-type="string" calcext:value-type="string">
            <text:p>Percentage</text:p>
          </table:table-cell>
          <table:table-cell table:style-name="ce1"/>
        </table:table-row>
        <table:table-row table:style-name="ro2">
          <table:table-cell office:value-type="string" calcext:value-type="string">
            <text:p>Exact Match</text:p>
          </table:table-cell>
          <table:table-cell office:value-type="float" office:value="831354" calcext:value-type="float">
            <text:p>831354.0</text:p>
          </table:table-cell>
          <table:table-cell table:formula="of:=([Sheet3.B2]/([Sheet3.B2]+[Sheet3.B3])) * 100" office:value-type="float" office:value="98.6700056969237" calcext:value-type="float">
            <text:p>98.7</text:p>
          </table:table-cell>
          <table:table-cell/>
        </table:table-row>
        <table:table-row table:style-name="ro2">
          <table:table-cell office:value-type="string" calcext:value-type="string">
            <text:p>No Exact Match</text:p>
          </table:table-cell>
          <table:table-cell office:value-type="float" office:value="11206" calcext:value-type="float">
            <text:p>11206.0</text:p>
          </table:table-cell>
          <table:table-cell table:formula="of:=100 - [Sheet3.C2]" office:value-type="float" office:value="1.32999430307635" calcext:value-type="float">
            <text:p>1.3</text:p>
          </table:table-cell>
          <table:table-cell/>
        </table:table-row>
        <table:table-row table:style-name="ro2">
          <table:table-cell office:value-type="string" calcext:value-type="string">
            <text:p>Substring Match</text:p>
          </table:table-cell>
          <table:table-cell table:formula="of:=422 + 254 + 100 + 11 + 1 + 1 + 1 + 2 + 2 + 1 + 1 + 10 + 3 + 1" office:value-type="float" office:value="810" calcext:value-type="float">
            <text:p>810.0</text:p>
          </table:table-cell>
          <table:table-cell table:style-name="ce6" table:formula="of:=([Sheet3.B4]/([Sheet3.B4]+[Sheet3.B5])) * 100" office:value-type="float" office:value="7.22827056933786" calcext:value-type="float">
            <text:p>7.2</text:p>
          </table:table-cell>
          <table:table-cell office:value-type="string" calcext:value-type="string">
            <text:p>% of the 'No Exact Match' cases</text:p>
          </table:table-cell>
        </table:table-row>
        <table:table-row table:style-name="ro2">
          <table:table-cell office:value-type="string" calcext:value-type="string">
            <text:p>No Substring Match</text:p>
          </table:table-cell>
          <table:table-cell office:value-type="float" office:value="10396" calcext:value-type="float">
            <text:p>10396.0</text:p>
          </table:table-cell>
          <table:table-cell table:formula="of:=100 - [Sheet3.C4]" office:value-type="float" office:value="92.7717294306622" calcext:value-type="float">
            <text:p>92.8</text:p>
          </table:table-cell>
          <table:table-cell office:value-type="string" calcext:value-type="string">
            <text:p>% of the 'No Exact Match' cases</text:p>
          </table:table-cell>
        </table:table-row>
        <table:table-row table:style-name="ro2">
          <table:table-cell office:value-type="string" calcext:value-type="string">
            <text:p>Levenshtein &lt;=2</text:p>
          </table:table-cell>
          <table:table-cell table:formula="of:=6686 + 889" office:value-type="float" office:value="7575" calcext:value-type="float">
            <text:p>7575.0</text:p>
          </table:table-cell>
          <table:table-cell table:formula="of:=([Sheet3.B6]/([Sheet3.B4]+[Sheet3.B5])) * 100" office:value-type="float" office:value="67.5977155095485" calcext:value-type="float">
            <text:p>67.6</text:p>
          </table:table-cell>
          <table:table-cell office:value-type="string" calcext:value-type="string">
            <text:p>% of the 'No Exact Match' cases</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1">
      <number:number number:decimal-places="1" number:min-integer-digits="1"/>
    </number:number-style>
    <style:style style:name="Default" style:family="table-cell">
      <style:text-properties style:font-name-asian="Droid Sans" style:font-family-asian="'Droid Sans'"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21">00/00/0000</text:date>, <text:time style:data-style-name="N2" text:time-value="19:58:17.30785298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342cm" svg:height="6.63cm" xlink:href="." xlink:type="simple" chart:class="chart:bar" chart:style-name="ch1">
        <chart:title svg:x="4.82cm" svg:y="0.268cm" chart:style-name="ch2">
          <text:p>Tag Key Edit Distance Histogram</text:p>
        </chart:title>
        <chart:legend chart:legend-position="end" svg:x="14.079cm" svg:y="3.016cm" style:legend-expansion="high" chart:style-name="ch3"/>
        <chart:plot-area chart:style-name="ch4" chart:data-source-has-labels="both" svg:x="1.337cm" svg:y="1.205cm" svg:width="12.416cm" svg:height="4.312cm">
          <chartooo:coordinate-region svg:x="2.514cm" svg:y="1.404cm" svg:width="11.239cm" svg:height="3.466cm"/>
          <chart:axis chart:dimension="x" chart:name="primary-x" chart:style-name="ch5" chartooo:axis-type="auto">
            <chartooo:date-scale/>
            <chart:title svg:x="6.535cm" svg:y="5.649cm" chart:style-name="ch6">
              <text:p>Edit Distance</text:p>
            </chart:title>
            <chart:categories table:cell-range-address="local-table.$A$2:.$A$24"/>
          </chart:axis>
          <chart:axis chart:dimension="y" chart:name="primary-y" chart:style-name="ch7">
            <chart:title svg:x="0.451cm" svg:y="4.979cm" chart:style-name="ch8">
              <text:p>Frequency (log scale)</text:p>
            </chart:title>
            <chart:grid chart:style-name="ch9" chart:class="major"/>
          </chart:axis>
          <chart:series chart:style-name="ch10" chart:values-cell-range-address="local-table.$B$2:.$B$24" chart:label-cell-address="local-table.$B$1" chart:class="chart:bar">
            <chart:data-point chart:repeated="23"/>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frequency</text:p>
              </table:table-cell>
            </table:table-row>
          </table:table-header-rows>
          <table:table-rows>
            <table:table-row>
              <table:table-cell office:value-type="float" office:value="1">
                <text:p/>
              </table:table-cell>
              <table:table-cell office:value-type="float" office:value="6686">
                <text:p>6686</text:p>
              </table:table-cell>
            </table:table-row>
            <table:table-row>
              <table:table-cell office:value-type="float" office:value="2">
                <text:p/>
              </table:table-cell>
              <table:table-cell office:value-type="float" office:value="889">
                <text:p>889</text:p>
              </table:table-cell>
            </table:table-row>
            <table:table-row>
              <table:table-cell office:value-type="float" office:value="3">
                <text:p/>
              </table:table-cell>
              <table:table-cell office:value-type="float" office:value="697">
                <text:p>697</text:p>
              </table:table-cell>
            </table:table-row>
            <table:table-row>
              <table:table-cell office:value-type="float" office:value="4">
                <text:p/>
              </table:table-cell>
              <table:table-cell office:value-type="float" office:value="2653">
                <text:p>2653</text:p>
              </table:table-cell>
            </table:table-row>
            <table:table-row>
              <table:table-cell office:value-type="float" office:value="5">
                <text:p>10</text:p>
              </table:table-cell>
              <table:table-cell office:value-type="float" office:value="49">
                <text:p>49</text:p>
              </table:table-cell>
            </table:table-row>
            <table:table-row>
              <table:table-cell office:value-type="float" office:value="6">
                <text:p>10</text:p>
              </table:table-cell>
              <table:table-cell office:value-type="float" office:value="42">
                <text:p>42</text:p>
              </table:table-cell>
            </table:table-row>
            <table:table-row>
              <table:table-cell office:value-type="float" office:value="7">
                <text:p>10</text:p>
              </table:table-cell>
              <table:table-cell office:value-type="float" office:value="27">
                <text:p>27</text:p>
              </table:table-cell>
            </table:table-row>
            <table:table-row>
              <table:table-cell office:value-type="float" office:value="8">
                <text:p>10</text:p>
              </table:table-cell>
              <table:table-cell office:value-type="float" office:value="53">
                <text:p>53</text:p>
              </table:table-cell>
            </table:table-row>
            <table:table-row>
              <table:table-cell office:value-type="float" office:value="9">
                <text:p>10</text:p>
              </table:table-cell>
              <table:table-cell office:value-type="float" office:value="19">
                <text:p>19</text:p>
              </table:table-cell>
            </table:table-row>
            <table:table-row>
              <table:table-cell office:value-type="float" office:value="10">
                <text:p>10</text:p>
              </table:table-cell>
              <table:table-cell office:value-type="float" office:value="5">
                <text:p>5</text:p>
              </table:table-cell>
            </table:table-row>
            <table:table-row>
              <table:table-cell office:value-type="float" office:value="11">
                <text:p>10</text:p>
              </table:table-cell>
              <table:table-cell office:value-type="float" office:value="5">
                <text:p>5</text:p>
              </table:table-cell>
            </table:table-row>
            <table:table-row>
              <table:table-cell office:value-type="float" office:value="12">
                <text:p>10</text:p>
              </table:table-cell>
              <table:table-cell office:value-type="float" office:value="5">
                <text:p>5</text:p>
              </table:table-cell>
            </table:table-row>
            <table:table-row>
              <table:table-cell office:value-type="float" office:value="14">
                <text:p>10</text:p>
              </table:table-cell>
              <table:table-cell office:value-type="float" office:value="25">
                <text:p>25</text:p>
              </table:table-cell>
            </table:table-row>
            <table:table-row>
              <table:table-cell office:value-type="float" office:value="16">
                <text:p>20</text:p>
              </table:table-cell>
              <table:table-cell office:value-type="float" office:value="8">
                <text:p>8</text:p>
              </table:table-cell>
            </table:table-row>
            <table:table-row>
              <table:table-cell office:value-type="float" office:value="17">
                <text:p>20</text:p>
              </table:table-cell>
              <table:table-cell office:value-type="float" office:value="1">
                <text:p>1</text:p>
              </table:table-cell>
            </table:table-row>
            <table:table-row>
              <table:table-cell office:value-type="float" office:value="18">
                <text:p>20</text:p>
              </table:table-cell>
              <table:table-cell office:value-type="float" office:value="1">
                <text:p>1</text:p>
              </table:table-cell>
            </table:table-row>
            <table:table-row>
              <table:table-cell office:value-type="float" office:value="20">
                <text:p>20</text:p>
              </table:table-cell>
              <table:table-cell office:value-type="float" office:value="5">
                <text:p>5</text:p>
              </table:table-cell>
            </table:table-row>
            <table:table-row>
              <table:table-cell office:value-type="float" office:value="21">
                <text:p>20</text:p>
              </table:table-cell>
              <table:table-cell office:value-type="float" office:value="5">
                <text:p>5</text:p>
              </table:table-cell>
            </table:table-row>
            <table:table-row>
              <table:table-cell office:value-type="float" office:value="22">
                <text:p>20</text:p>
              </table:table-cell>
              <table:table-cell office:value-type="float" office:value="3">
                <text:p>3</text:p>
              </table:table-cell>
            </table:table-row>
            <table:table-row>
              <table:table-cell office:value-type="float" office:value="32">
                <text:p>30</text:p>
              </table:table-cell>
              <table:table-cell office:value-type="float" office:value="1">
                <text:p>1</text:p>
              </table:table-cell>
            </table:table-row>
            <table:table-row>
              <table:table-cell office:value-type="float" office:value="34">
                <text:p>30</text:p>
              </table:table-cell>
              <table:table-cell office:value-type="float" office:value="1">
                <text:p>1</text:p>
              </table:table-cell>
            </table:table-row>
            <table:table-row>
              <table:table-cell office:value-type="float" office:value="40">
                <text:p>40</text:p>
              </table:table-cell>
              <table:table-cell office:value-type="float" office:value="1">
                <text:p>1</text:p>
              </table:table-cell>
            </table:table-row>
            <table:table-row>
              <table:table-cell office:value-type="float" office:value="42">
                <text:p>40</text:p>
              </table:table-cell>
              <table:table-cell office:value-type="float" office:value="25">
                <text:p>2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77cm" svg:height="5.695cm" xlink:href="." xlink:type="simple" chart:class="chart:bar" chart:style-name="ch1">
        <chart:title svg:x="3.023cm" svg:y="0.249cm" chart:style-name="ch2">
          <text:p>Number of Tag Key Substring Matches Histogram</text:p>
        </chart:title>
        <chart:legend chart:legend-position="end" svg:x="13.714cm" svg:y="2.548cm" style:legend-expansion="high" chart:style-name="ch3"/>
        <chart:plot-area chart:style-name="ch4" chart:data-source-has-labels="both" svg:x="1.33cm" svg:y="1.167cm" svg:width="12.065cm" svg:height="3.434cm">
          <chartooo:coordinate-region svg:x="2.322cm" svg:y="1.366cm" svg:width="11.073cm" svg:height="2.588cm"/>
          <chart:axis chart:dimension="x" chart:name="primary-x" chart:style-name="ch5" chartooo:axis-type="auto">
            <chartooo:date-scale/>
            <chart:title svg:x="5.175cm" svg:y="4.714cm" chart:style-name="ch6">
              <text:p>Number of Substring Matches</text:p>
            </chart:title>
            <chart:categories table:cell-range-address="local-table.$A$2:.$A$15"/>
          </chart:axis>
          <chart:axis chart:dimension="y" chart:name="primary-y" chart:style-name="ch7">
            <chart:title svg:x="0.451cm" svg:y="4.502cm" chart:style-name="ch8">
              <text:p>Frequency (log scale)</text:p>
            </chart:title>
            <chart:grid chart:style-name="ch9" chart:class="major"/>
          </chart:axis>
          <chart:series chart:style-name="ch10" chart:values-cell-range-address="local-table.$B$2:.$B$15" chart:label-cell-address="local-table.$B$1" chart:class="chart:bar">
            <chart:data-point chart:repeated="14"/>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frequency</text:p>
              </table:table-cell>
            </table:table-row>
          </table:table-header-rows>
          <table:table-rows>
            <table:table-row>
              <table:table-cell office:value-type="float" office:value="1">
                <text:p/>
              </table:table-cell>
              <table:table-cell office:value-type="float" office:value="422">
                <text:p>422</text:p>
              </table:table-cell>
            </table:table-row>
            <table:table-row>
              <table:table-cell office:value-type="float" office:value="2">
                <text:p/>
              </table:table-cell>
              <table:table-cell office:value-type="float" office:value="254">
                <text:p>254</text:p>
              </table:table-cell>
            </table:table-row>
            <table:table-row>
              <table:table-cell office:value-type="float" office:value="3">
                <text:p/>
              </table:table-cell>
              <table:table-cell office:value-type="float" office:value="100">
                <text:p>100</text:p>
              </table:table-cell>
            </table:table-row>
            <table:table-row>
              <table:table-cell office:value-type="float" office:value="4">
                <text:p/>
              </table:table-cell>
              <table:table-cell office:value-type="float" office:value="11">
                <text:p>11</text:p>
              </table:table-cell>
            </table:table-row>
            <table:table-row>
              <table:table-cell office:value-type="float" office:value="8">
                <text:p>10</text:p>
              </table:table-cell>
              <table:table-cell office:value-type="float" office:value="1">
                <text:p>1</text:p>
              </table:table-cell>
            </table:table-row>
            <table:table-row>
              <table:table-cell office:value-type="float" office:value="9">
                <text:p>10</text:p>
              </table:table-cell>
              <table:table-cell office:value-type="float" office:value="1">
                <text:p>1</text:p>
              </table:table-cell>
            </table:table-row>
            <table:table-row>
              <table:table-cell office:value-type="float" office:value="11">
                <text:p>10</text:p>
              </table:table-cell>
              <table:table-cell office:value-type="float" office:value="1">
                <text:p>1</text:p>
              </table:table-cell>
            </table:table-row>
            <table:table-row>
              <table:table-cell office:value-type="float" office:value="12">
                <text:p>10</text:p>
              </table:table-cell>
              <table:table-cell office:value-type="float" office:value="2">
                <text:p>2</text:p>
              </table:table-cell>
            </table:table-row>
            <table:table-row>
              <table:table-cell office:value-type="float" office:value="13">
                <text:p>10</text:p>
              </table:table-cell>
              <table:table-cell office:value-type="float" office:value="2">
                <text:p>2</text:p>
              </table:table-cell>
            </table:table-row>
            <table:table-row>
              <table:table-cell office:value-type="float" office:value="15">
                <text:p>20</text:p>
              </table:table-cell>
              <table:table-cell office:value-type="float" office:value="1">
                <text:p>1</text:p>
              </table:table-cell>
            </table:table-row>
            <table:table-row>
              <table:table-cell office:value-type="float" office:value="16">
                <text:p>20</text:p>
              </table:table-cell>
              <table:table-cell office:value-type="float" office:value="1">
                <text:p>1</text:p>
              </table:table-cell>
            </table:table-row>
            <table:table-row>
              <table:table-cell office:value-type="float" office:value="17">
                <text:p>20</text:p>
              </table:table-cell>
              <table:table-cell office:value-type="float" office:value="10">
                <text:p>10</text:p>
              </table:table-cell>
            </table:table-row>
            <table:table-row>
              <table:table-cell office:value-type="float" office:value="18">
                <text:p>20</text:p>
              </table:table-cell>
              <table:table-cell office:value-type="float" office:value="3">
                <text:p>3</text:p>
              </table:table-cell>
            </table:table-row>
            <table:table-row>
              <table:table-cell office:value-type="float" office:value="36">
                <text:p>40</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431cm"/>
    </style:style>
    <style:style style:name="co3" style:family="table-column">
      <style:table-column-properties fo:break-before="auto" style:column-width="3.403cm"/>
    </style:style>
    <style:style style:name="co4" style:family="table-column">
      <style:table-column-properties fo:break-before="auto" style:column-width="5.773cm"/>
    </style:style>
    <style:style style:name="ro1" style:family="table-row">
      <style:table-row-properties style:row-height="0.452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658cm"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ackground-color="#dddddd" fo:wrap-option="wrap" fo:border="0.06pt solid #000000"/>
      <style:text-properties style:text-position="" fo:font-size="14pt" fo:font-weight="bold" style:font-size-asian="14pt" style:font-weight-asian="bold" style:font-size-complex="14pt" style:font-weight-complex="bold"/>
    </style:style>
    <style:style style:name="ce2" style:family="table-cell" style:parent-style-name="Default">
      <style:table-cell-properties fo:background-color="#dddddd" fo:wrap-option="wrap" fo:border="0.06pt solid #000000"/>
      <style:text-properties style:text-position=""/>
    </style:style>
    <style:style style:name="ce3" style:family="table-cell" style:parent-style-name="Default" style:data-style-name="N3">
      <style:table-cell-properties fo:background-color="#dddddd" fo:wrap-option="wrap" fo:border="0.06pt solid #000000"/>
      <style:text-properties style:text-position="" fo:font-size="14pt" fo:font-weight="bold" style:font-size-asian="14pt" style:font-weight-asian="bold" style:font-size-complex="14pt" style:font-weight-complex="bold"/>
    </style:style>
    <style:style style:name="ce4" style:family="table-cell" style:parent-style-name="Default" style:data-style-name="N111">
      <style:table-cell-properties fo:wrap-option="wrap" fo:border="0.06pt solid #000000"/>
      <style:text-properties style:text-position=""/>
    </style:style>
    <style:style style:name="ce5" style:family="table-cell" style:parent-style-name="Default" style:data-style-name="N111">
      <style:table-cell-properties fo:background-color="#dddddd" fo:wrap-option="wrap" fo:border="0.06pt solid #000000"/>
      <style:text-properties style:text-position="" fo:font-size="14pt" fo:font-weight="bold" style:font-size-asian="14pt" style:font-weight-asian="bold" style:font-size-complex="14pt" style:font-weight-complex="bold"/>
    </style:style>
    <style:style style:name="ce6" style:family="table-cell" style:parent-style-name="Default" style:data-style-name="N111">
      <style:table-cell-properties fo:border="0.06pt solid #000000"/>
      <style:text-properties style:text-position=""/>
    </style:style>
    <style:style style:name="ce7" style:family="table-cell" style:parent-style-name="Default">
      <style:table-cell-properties fo:wrap-option="wrap" fo:border="0.06pt solid #000000"/>
      <style:text-properties style:text-position=""/>
    </style:style>
    <style:style style:name="ce8" style:family="table-cell" style:parent-style-name="Default">
      <style:table-cell-properties fo:background-color="#dddddd" fo:wrap-option="wrap" fo:border="0.06pt solid #000000"/>
      <style:text-properties fo:font-size="14pt" fo:font-weight="bold" style:font-size-asian="14pt" style:font-weight-asian="bold" style:font-size-complex="14pt" style:font-weight-complex="bold"/>
    </style:style>
    <style:style style:name="ce9" style:family="table-cell" style:parent-style-name="Default">
      <style:table-cell-properties fo:background-color="#dddddd" fo:wrap-option="wrap" fo:border="0.06pt solid #000000"/>
    </style:style>
    <style:style style:name="ce10" style:family="table-cell" style:parent-style-name="Default" style:data-style-name="N3">
      <style:table-cell-properties fo:background-color="#dddddd" fo:wrap-option="wrap" fo:border="0.06pt solid #000000"/>
      <style:text-properties fo:font-size="14pt" fo:font-weight="bold" style:font-size-asian="14pt" style:font-weight-asian="bold" style:font-size-complex="14pt" style:font-weight-complex="bold"/>
    </style:style>
    <style:style style:name="ce11" style:family="table-cell" style:parent-style-name="Default" style:data-style-name="N111">
      <style:table-cell-properties fo:wrap-option="wrap" fo:border="0.06pt solid #000000"/>
    </style:style>
    <style:style style:name="ce12" style:family="table-cell" style:parent-style-name="Default" style:data-style-name="N111">
      <style:table-cell-properties fo:background-color="#dddddd" fo:wrap-option="wrap" fo:border="0.06pt solid #000000"/>
      <style:text-properties fo:font-size="14pt" fo:font-weight="bold" style:font-size-asian="14pt" style:font-weight-asian="bold" style:font-size-complex="14pt" style:font-weight-complex="bold"/>
    </style:style>
    <style:style style:name="ce13" style:family="table-cell" style:parent-style-name="Default" style:data-style-name="N111">
      <style:table-cell-properties fo:border="0.06pt solid #000000"/>
    </style:style>
    <style:style style:name="ce14" style:family="table-cell" style:parent-style-name="Default">
      <style:table-cell-properties fo:wrap-option="wrap" fo:border="0.06pt solid #000000"/>
    </style:style>
  </office:automatic-styles>
  <office:body>
    <office:spreadsheet>
      <table:table table:name="Sheet3" table:style-name="ta1">
        <table:table-column table:style-name="co1" table:number-columns-repeated="7" table:default-cell-style-name="Default"/>
        <table:table-column table:style-name="co2" table:default-cell-style-name="ce9"/>
        <table:table-column table:style-name="co1" table:default-cell-style-name="ce11"/>
        <table:table-column table:style-name="co3" table:default-cell-style-name="ce11"/>
        <table:table-column table:style-name="co4" table:default-cell-style-name="ce14"/>
        <table:table-row table:style-name="ro1">
          <table:table-cell table:number-columns-repeated="7"/>
          <table:table-cell table:style-name="Default" table:number-columns-repeated="4"/>
        </table:table-row>
        <table:table-row table:style-name="ro2">
          <table:table-cell table:number-columns-repeated="7"/>
          <table:table-cell table:style-name="ce8"/>
          <table:table-cell table:style-name="ce10"/>
          <table:table-cell table:style-name="ce12"/>
          <table:table-cell table:style-name="ce8"/>
        </table:table-row>
        <table:table-row table:style-name="ro3">
          <table:table-cell table:number-columns-repeated="7"/>
          <table:table-cell table:style-name="ce8"/>
          <table:table-cell table:style-name="ce10" office:value-type="string" calcext:value-type="string">
            <text:p>Count</text:p>
          </table:table-cell>
          <table:table-cell table:style-name="ce12" office:value-type="string" calcext:value-type="string">
            <text:p>Percentage</text:p>
          </table:table-cell>
          <table:table-cell table:style-name="ce8"/>
        </table:table-row>
        <table:table-row table:style-name="ro1">
          <table:table-cell table:number-columns-repeated="7"/>
          <table:table-cell office:value-type="string" calcext:value-type="string">
            <text:p>Exact Match</text:p>
          </table:table-cell>
          <table:table-cell office:value-type="float" office:value="451236" calcext:value-type="float">
            <text:p>451236.0</text:p>
          </table:table-cell>
          <table:table-cell table:formula="of:=([Sheet3.I4]/([Sheet3.I4]+[Sheet3.I5])) * 100" office:value-type="float" office:value="69.1558964031688" calcext:value-type="float">
            <text:p>69.2</text:p>
          </table:table-cell>
          <table:table-cell/>
        </table:table-row>
        <table:table-row table:style-name="ro1">
          <table:table-cell table:number-columns-repeated="7"/>
          <table:table-cell office:value-type="string" calcext:value-type="string">
            <text:p>No Exact Match</text:p>
          </table:table-cell>
          <table:table-cell office:value-type="float" office:value="201255" calcext:value-type="float">
            <text:p>201255.0</text:p>
          </table:table-cell>
          <table:table-cell table:formula="of:=100 - [Sheet3.J4]" office:value-type="float" office:value="30.8441035968312" calcext:value-type="float">
            <text:p>30.8</text:p>
          </table:table-cell>
          <table:table-cell/>
        </table:table-row>
        <table:table-row table:style-name="ro1">
          <table:table-cell table:number-columns-repeated="7"/>
          <table:table-cell office:value-type="string" calcext:value-type="string">
            <text:p>Substring Match</text:p>
          </table:table-cell>
          <table:table-cell table:formula="of:=8147 + 23 + 273 + 2 + 2 + 2 + 3 + 9 + 2 + 4 + 1 + 1" office:value-type="float" office:value="8469" calcext:value-type="float">
            <text:p>8469.0</text:p>
          </table:table-cell>
          <table:table-cell table:style-name="ce13" table:formula="of:=([Sheet3.I6]/([Sheet3.I6]+[Sheet3.I7])) * 100" office:value-type="float" office:value="4.20809420883953" calcext:value-type="float">
            <text:p>4.2</text:p>
          </table:table-cell>
          <table:table-cell office:value-type="string" calcext:value-type="string">
            <text:p>% of the 'No Exact Match' cases</text:p>
          </table:table-cell>
        </table:table-row>
        <table:table-row table:style-name="ro1">
          <table:table-cell table:number-columns-repeated="7"/>
          <table:table-cell office:value-type="string" calcext:value-type="string">
            <text:p>No Substring Match</text:p>
          </table:table-cell>
          <table:table-cell office:value-type="float" office:value="192786" calcext:value-type="float">
            <text:p>192786.0</text:p>
          </table:table-cell>
          <table:table-cell table:formula="of:=100 - [Sheet3.J6]" office:value-type="float" office:value="95.7919057911605" calcext:value-type="float">
            <text:p>95.8</text:p>
          </table:table-cell>
          <table:table-cell office:value-type="string" calcext:value-type="string">
            <text:p>% of the 'No Exact Match' cases</text:p>
          </table:table-cell>
        </table:table-row>
        <table:table-row table:style-name="ro1">
          <table:table-cell table:number-columns-repeated="7"/>
          <table:table-cell office:value-type="string" calcext:value-type="string">
            <text:p>Levenshtein &lt;=2</text:p>
          </table:table-cell>
          <table:table-cell table:formula="of:=162724 + 19572" office:value-type="float" office:value="182296" calcext:value-type="float">
            <text:p>182296.0</text:p>
          </table:table-cell>
          <table:table-cell table:formula="of:=([Sheet3.I8]/([Sheet3.I6]+[Sheet3.I7])) * 100" office:value-type="float" office:value="90.5796129288713" calcext:value-type="float">
            <text:p>90.6</text:p>
          </table:table-cell>
          <table:table-cell office:value-type="string" calcext:value-type="string">
            <text:p>% of the 'No Exact Match' cases</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1">
      <number:number number:decimal-places="1" number:min-integer-digits="1"/>
    </number:number-style>
    <style:style style:name="Default" style:family="table-cell">
      <style:text-properties style:font-name-asian="Droid Sans" style:font-family-asian="'Droid Sans'"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20">00/00/0000</text:date>, <text:time style:data-style-name="N2" text:time-value="20:58:51.983751235">00:00:00</text:time></text:p>
        </style:region-right>
      </style:header>
      <style:header-left style:display="false"/>
      <style:footer>
        <text:p>Page <text:page-number>1</text:page-number> / <text:page-count>99</text:page-count></text:p>
      </style:footer>
      <style:footer-left style:display="false"/>
    </style:master-page>
  </office:master-styles>
</office:document-styles>
</file>